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20"/>
    <style:style style:name="ce2" style:family="table-cell" style:parent-style-name="Default" style:data-style-name="N2"/>
    <style:style style:name="ce3" style:family="table-cell" style:parent-style-name="Default" style:data-style-name="N100"/>
  </office:automatic-styles>
  <office:body>
    <office:spreadsheet>
      <table:table table:name="Sheet0" table:style-name="ta1">
        <table:table-column table:style-name="co1" table:number-columns-repeated="12" table:default-cell-style-name="Default"/>
        <table:table-row table:style-name="ro1">
          <table:table-cell office:value-type="string">
            <text:p>See gnu fil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P</text:p>
          </table:table-cell>
          <table:table-cell office:value-type="string">
            <text:p>B'</text:p>
          </table:table-cell>
          <table:table-cell office:value-type="string">
            <text:p>A'</text:p>
          </table:table-cell>
          <table:table-cell office:value-type="string">
            <text:p>Tc</text:p>
          </table:table-cell>
          <table:table-cell office:value-type="string">
            <text:p>rhoc</text:p>
          </table:table-cell>
          <table:table-cell office:value-type="string">
            <text:p>Vc</text:p>
          </table:table-cell>
          <table:table-cell table:number-columns-repeated="6"/>
        </table:table-row>
        <table:table-row table:style-name="ro1">
          <table:table-cell table:style-name="ce1" office:value-type="float" office:value="0.05">
            <text:p>0.050</text:p>
          </table:table-cell>
          <table:table-cell office:value-type="float" office:value="-388.026880407952">
            <text:p>-388.026880408</text:p>
          </table:table-cell>
          <table:table-cell/>
          <table:table-cell table:formula="of:=[.$L$17]+[.$L$18]*[.A4]+[.$L$19]*[.A4]^2+[.$L$20]*[.A4]^3+[.$L$21]*[.A4]^4" office:value-type="float" office:value="2.17300271052122">
            <text:p>2.1730027105</text:p>
          </table:table-cell>
          <table:table-cell table:number-columns-repeated="8"/>
        </table:table-row>
        <table:table-row table:style-name="ro1">
          <table:table-cell table:style-name="ce1" office:value-type="float" office:value="1.646">
            <text:p>1.646</text:p>
          </table:table-cell>
          <table:table-cell office:value-type="float" office:value="-382.149454684935">
            <text:p>-382.1494546849</text:p>
          </table:table-cell>
          <table:table-cell/>
          <table:table-cell table:formula="of:=[.$L$17]+[.$L$18]*[.A5]+[.$L$19]*[.A5]^2+[.$L$20]*[.A5]^3+[.$L$21]*[.A5]^4" office:value-type="float" office:value="2.15700019250437">
            <text:p>2.1570001925</text:p>
          </table:table-cell>
          <table:table-cell table:number-columns-repeated="8"/>
        </table:table-row>
        <table:table-row table:style-name="ro1">
          <table:table-cell table:style-name="ce1" office:value-type="float" office:value="7.328">
            <text:p>7.328</text:p>
          </table:table-cell>
          <table:table-cell office:value-type="float" office:value="-354.951404759459">
            <text:p>-354.9514047595</text:p>
          </table:table-cell>
          <table:table-cell/>
          <table:table-cell table:formula="of:=[.$L$17]+[.$L$18]*[.A6]+[.$L$19]*[.A6]^2+[.$L$20]*[.A6]^3+[.$L$21]*[.A6]^4" office:value-type="float" office:value="2.09499908534539">
            <text:p>2.0949990853</text:p>
          </table:table-cell>
          <table:table-cell table:number-columns-repeated="8"/>
        </table:table-row>
        <table:table-row table:style-name="ro1">
          <table:table-cell table:style-name="ce1" office:value-type="float" office:value="15.031">
            <text:p>15.031</text:p>
          </table:table-cell>
          <table:table-cell office:value-type="float" office:value="-337.532647770387">
            <text:p>-337.5326477704</text:p>
          </table:table-cell>
          <table:table-cell/>
          <table:table-cell table:formula="of:=[.$L$17]+[.$L$18]*[.A7]+[.$L$19]*[.A7]^2+[.$L$20]*[.A7]^3+[.$L$21]*[.A7]^4" office:value-type="float" office:value="1.99800463967036">
            <text:p>1.9980046397</text:p>
          </table:table-cell>
          <table:table-cell table:number-columns-repeated="8"/>
        </table:table-row>
        <table:table-row table:style-name="ro1">
          <table:table-cell table:style-name="ce1" office:value-type="float" office:value="18.18">
            <text:p>18.180</text:p>
          </table:table-cell>
          <table:table-cell office:value-type="float" office:value="-322.721607316235">
            <text:p>-322.7216073162</text:p>
          </table:table-cell>
          <table:table-cell/>
          <table:table-cell table:formula="of:=[.$L$17]+[.$L$18]*[.A8]+[.$L$19]*[.A8]^2+[.$L$20]*[.A8]^3+[.$L$21]*[.A8]^4" office:value-type="float" office:value="1.95399352318083">
            <text:p>1.9539935232</text:p>
          </table:table-cell>
          <table:table-cell table:number-columns-repeated="8"/>
        </table:table-row>
        <table:table-row table:style-name="ro1">
          <table:table-cell table:style-name="ce1" office:value-type="float" office:value="22.533">
            <text:p>22.533</text:p>
          </table:table-cell>
          <table:table-cell office:value-type="float" office:value="-299.57997589479">
            <text:p>-299.5799758948</text:p>
          </table:table-cell>
          <table:table-cell/>
          <table:table-cell table:formula="of:=[.$L$17]+[.$L$18]*[.A9]+[.$L$19]*[.A9]^2+[.$L$20]*[.A9]^3+[.$L$21]*[.A9]^4" office:value-type="float" office:value="1.88900354078972">
            <text:p>1.8890035408</text:p>
          </table:table-cell>
          <table:table-cell table:number-columns-repeated="8"/>
        </table:table-row>
        <table:table-row table:style-name="ro1">
          <table:table-cell table:style-name="ce1" office:value-type="float" office:value="25.868">
            <text:p>25.868</text:p>
          </table:table-cell>
          <table:table-cell office:value-type="float" office:value="-306.487231048798">
            <text:p>-306.4872310488</text:p>
          </table:table-cell>
          <table:table-cell/>
          <table:table-cell table:formula="of:=[.$L$17]+[.$L$18]*[.A10]+[.$L$19]*[.A10]^2+[.$L$20]*[.A10]^3+[.$L$21]*[.A10]^4" office:value-type="float" office:value="1.83599901850933">
            <text:p>1.8359990185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style-name="ce2" office:value-type="float" office:value="0.05">
            <text:p>0.05</text:p>
          </table:table-cell>
          <table:table-cell/>
          <table:table-cell office:value-type="string">
            <text:p>From HeatCapFits3.dat</text:p>
          </table:table-cell>
          <table:table-cell table:number-columns-repeated="7"/>
          <table:table-cell office:value-type="string">
            <text:p>From /home/zero/Documents/School/UCLA/Research/Williams/programs/results/plots_macro_cp_extra/02_Thesis/</text:p>
          </table:table-cell>
          <table:table-cell/>
        </table:table-row>
        <table:table-row table:style-name="ro2">
          <table:table-cell table:style-name="ce2" office:value-type="float" office:value="7.27">
            <text:p>7.27</text:p>
          </table:table-cell>
          <table:table-cell table:number-columns-repeated="9"/>
          <table:table-cell office:value-type="string">
            <text:p>in plot_TheoryVsBrooksDonnelly_U0VsP.gnu <text:s/>and <text:s/>plot_TheoryVsGlaberson_a0VsP.gnu</text:p>
          </table:table-cell>
          <table:table-cell/>
        </table:table-row>
        <table:table-row table:style-name="ro1">
          <table:table-cell table:style-name="ce2" office:value-type="float" office:value="12.13">
            <text:p>12.13</text:p>
          </table:table-cell>
          <table:table-cell/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(c_P)_ns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table:style-name="ce2" office:value-type="float" office:value="18.06">
            <text:p>18.06</text:p>
          </table:table-cell>
          <table:table-cell/>
          <table:table-cell office:value-type="string">
            <text:p>(bar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J/(K.mol))</text:p>
          </table:table-cell>
          <table:table-cell office:value-type="string">
            <text:p>(unitless)</text:p>
          </table:table-cell>
          <table:table-cell/>
          <table:table-cell office:value-type="string">
            <text:p>Tc0</text:p>
          </table:table-cell>
          <table:table-cell office:value-type="float" office:value="2.17349425585161">
            <text:p>2.1734942559</text:p>
          </table:table-cell>
        </table:table-row>
        <table:table-row table:style-name="ro1">
          <table:table-cell table:style-name="ce2" office:value-type="float" office:value="24.1">
            <text:p>24.10</text:p>
          </table:table-cell>
          <table:table-cell/>
          <table:table-cell office:value-type="float" office:value="0.05">
            <text:p>0.05</text:p>
          </table:table-cell>
          <table:table-cell office:value-type="float" office:value="-388.026880407952">
            <text:p>-388.026880408</text:p>
          </table:table-cell>
          <table:table-cell office:value-type="float" office:value="400.133102557346">
            <text:p>400.1331025573</text:p>
          </table:table-cell>
          <table:table-cell office:value-type="float" office:value="-1423.74587326875">
            <text:p>-1423.7458732688</text:p>
          </table:table-cell>
          <table:table-cell office:value-type="float" office:value="1398.21030517118">
            <text:p>1398.2103051712</text:p>
          </table:table-cell>
          <table:table-cell office:value-type="float" office:value="19.0656711735332">
            <text:p>19.0656711735</text:p>
          </table:table-cell>
          <table:table-cell office:value-type="float" office:value="0.272539424129876">
            <text:p>0.2725394241</text:p>
          </table:table-cell>
          <table:table-cell/>
          <table:table-cell office:value-type="string">
            <text:p>Tc1</text:p>
          </table:table-cell>
          <table:table-cell office:value-type="float" office:value="-0.00982499579394534">
            <text:p>-0.0098249958</text:p>
          </table:table-cell>
        </table:table-row>
        <table:table-row table:style-name="ro1">
          <table:table-cell table:style-name="ce2" office:value-type="float" office:value="29.09">
            <text:p>29.09</text:p>
          </table:table-cell>
          <table:table-cell/>
          <table:table-cell office:value-type="float" office:value="1.65">
            <text:p>1.65</text:p>
          </table:table-cell>
          <table:table-cell office:value-type="float" office:value="-382.149454684935">
            <text:p>-382.1494546849</text:p>
          </table:table-cell>
          <table:table-cell office:value-type="float" office:value="393.971116704877">
            <text:p>393.9711167049</text:p>
          </table:table-cell>
          <table:table-cell office:value-type="float" office:value="-1432.9178727621">
            <text:p>-1432.9178727621</text:p>
          </table:table-cell>
          <table:table-cell office:value-type="float" office:value="1407.06783400884">
            <text:p>1407.0678340088</text:p>
          </table:table-cell>
          <table:table-cell office:value-type="float" office:value="18.7156916087427">
            <text:p>18.7156916087</text:p>
          </table:table-cell>
          <table:table-cell office:value-type="float" office:value="0.266693201298621">
            <text:p>0.2666932013</text:p>
          </table:table-cell>
          <table:table-cell/>
          <table:table-cell office:value-type="string">
            <text:p>Tc2</text:p>
          </table:table-cell>
          <table:table-cell office:value-type="float" office:value="-0.000118194448444384">
            <text:p>-0.0001181944</text:p>
          </table:table-cell>
        </table:table-row>
        <table:table-row table:style-name="ro1">
          <table:table-cell table:number-columns-repeated="2"/>
          <table:table-cell office:value-type="float" office:value="7.33">
            <text:p>7.33</text:p>
          </table:table-cell>
          <table:table-cell office:value-type="float" office:value="-354.951404759459">
            <text:p>-354.9514047595</text:p>
          </table:table-cell>
          <table:table-cell office:value-type="float" office:value="365.769452905929">
            <text:p>365.7694529059</text:p>
          </table:table-cell>
          <table:table-cell office:value-type="float" office:value="-1426.76910510232">
            <text:p>-1426.7691051023</text:p>
          </table:table-cell>
          <table:table-cell office:value-type="float" office:value="1400.4405029607">
            <text:p>1400.4405029607</text:p>
          </table:table-cell>
          <table:table-cell office:value-type="float" office:value="17.3680738528725">
            <text:p>17.3680738529</text:p>
          </table:table-cell>
          <table:table-cell office:value-type="float" office:value="0.248779850565942">
            <text:p>0.2487798506</text:p>
          </table:table-cell>
          <table:table-cell/>
          <table:table-cell office:value-type="string">
            <text:p>Tc3</text:p>
          </table:table-cell>
          <table:table-cell table:style-name="ce3" office:value-type="string">
            <text:p>-4.36914591522034e-07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15.03">
            <text:p>15.03</text:p>
          </table:table-cell>
          <table:table-cell office:value-type="float" office:value="-337.532647770387">
            <text:p>-337.5326477704</text:p>
          </table:table-cell>
          <table:table-cell office:value-type="float" office:value="346.645116330433">
            <text:p>346.6451163304</text:p>
          </table:table-cell>
          <table:table-cell office:value-type="float" office:value="-1351.93742251261">
            <text:p>-1351.9374225126</text:p>
          </table:table-cell>
          <table:table-cell office:value-type="float" office:value="1325.62099240941">
            <text:p>1325.6209924094</text:p>
          </table:table-cell>
          <table:table-cell office:value-type="float" office:value="15.6827832689096">
            <text:p>15.6827832689</text:p>
          </table:table-cell>
          <table:table-cell office:value-type="float" office:value="0.249665881090171">
            <text:p>0.2496658811</text:p>
          </table:table-cell>
          <table:table-cell/>
          <table:table-cell office:value-type="string">
            <text:p>Tc4</text:p>
          </table:table-cell>
          <table:table-cell table:style-name="ce3" office:value-type="string">
            <text:p>7.39407378262721e-09</text:p>
          </table:table-cell>
        </table:table-row>
        <table:table-row table:style-name="ro1">
          <table:table-cell office:value-type="float" office:value="1.01325">
            <text:p>1.01325</text:p>
          </table:table-cell>
          <table:table-cell/>
          <table:table-cell office:value-type="float" office:value="18.18">
            <text:p>18.18</text:p>
          </table:table-cell>
          <table:table-cell office:value-type="float" office:value="-322.721607316235">
            <text:p>-322.7216073162</text:p>
          </table:table-cell>
          <table:table-cell office:value-type="float" office:value="331.94149457416">
            <text:p>331.9414945742</text:p>
          </table:table-cell>
          <table:table-cell office:value-type="float" office:value="-1309.31833745571">
            <text:p>-1309.3183374557</text:p>
          </table:table-cell>
          <table:table-cell office:value-type="float" office:value="1283.24395368301">
            <text:p>1283.243953683</text:p>
          </table:table-cell>
          <table:table-cell office:value-type="float" office:value="15.6467177697933">
            <text:p>15.6467177698</text:p>
          </table:table-cell>
          <table:table-cell office:value-type="float" office:value="0.246480628953347">
            <text:p>0.246480629</text:p>
          </table:table-cell>
          <table:table-cell table:number-columns-repeated="3"/>
        </table:table-row>
        <table:table-row table:style-name="ro1">
          <table:table-cell office:value-type="float" office:value="5.06625">
            <text:p>5.06625</text:p>
          </table:table-cell>
          <table:table-cell/>
          <table:table-cell office:value-type="float" office:value="22.53">
            <text:p>22.53</text:p>
          </table:table-cell>
          <table:table-cell office:value-type="float" office:value="-299.57997589479">
            <text:p>-299.5799758948</text:p>
          </table:table-cell>
          <table:table-cell office:value-type="float" office:value="309.497361887288">
            <text:p>309.4973618873</text:p>
          </table:table-cell>
          <table:table-cell office:value-type="float" office:value="-1245.86988526681">
            <text:p>-1245.8698852668</text:p>
          </table:table-cell>
          <table:table-cell office:value-type="float" office:value="1220.41670696455">
            <text:p>1220.4167069646</text:p>
          </table:table-cell>
          <table:table-cell office:value-type="float" office:value="16.0378184970563">
            <text:p>16.0378184971</text:p>
          </table:table-cell>
          <table:table-cell office:value-type="float" office:value="0.240458477596666">
            <text:p>0.2404584776</text:p>
          </table:table-cell>
          <table:table-cell table:number-columns-repeated="3"/>
        </table:table-row>
        <table:table-row table:style-name="ro1">
          <table:table-cell office:value-type="float" office:value="10.1325">
            <text:p>10.1325</text:p>
          </table:table-cell>
          <table:table-cell/>
          <table:table-cell office:value-type="float" office:value="25.87">
            <text:p>25.87</text:p>
          </table:table-cell>
          <table:table-cell office:value-type="float" office:value="-306.487231048798">
            <text:p>-306.4872310488</text:p>
          </table:table-cell>
          <table:table-cell office:value-type="float" office:value="315.789731830968">
            <text:p>315.789731831</text:p>
          </table:table-cell>
          <table:table-cell office:value-type="float" office:value="-1193.89415030069">
            <text:p>-1193.8941503007</text:p>
          </table:table-cell>
          <table:table-cell office:value-type="float" office:value="1169.32142420082">
            <text:p>1169.3214242008</text:p>
          </table:table-cell>
          <table:table-cell office:value-type="float" office:value="15.6106201240502">
            <text:p>15.6106201241</text:p>
          </table:table-cell>
          <table:table-cell office:value-type="float" office:value="0.256712231123344">
            <text:p>0.2567122311</text:p>
          </table:table-cell>
          <table:table-cell table:number-columns-repeated="3"/>
        </table:table-row>
        <table:table-row table:style-name="ro1">
          <table:table-cell office:value-type="float" office:value="15.1988">
            <text:p>15.1988</text:p>
          </table:table-cell>
          <table:table-cell table:number-columns-repeated="11"/>
        </table:table-row>
        <table:table-row table:style-name="ro1">
          <table:table-cell office:value-type="float" office:value="20.265">
            <text:p>20.265</text:p>
          </table:table-cell>
          <table:table-cell table:number-columns-repeated="11"/>
        </table:table-row>
        <table:table-row table:style-name="ro1">
          <table:table-cell office:value-type="float" office:value="24.318">
            <text:p>24.318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.53313">
            <text:p>2.53313</text:p>
          </table:table-cell>
          <table:table-cell table:number-columns-repeated="11"/>
        </table:table-row>
        <table:table-row table:style-name="ro1">
          <table:table-cell office:value-type="float" office:value="5.06625">
            <text:p>5.06625</text:p>
          </table:table-cell>
          <table:table-cell table:number-columns-repeated="11"/>
        </table:table-row>
        <table:table-row table:style-name="ro1">
          <table:table-cell office:value-type="float" office:value="7.59938">
            <text:p>7.59938</text:p>
          </table:table-cell>
          <table:table-cell table:number-columns-repeated="11"/>
        </table:table-row>
        <table:table-row table:style-name="ro1">
          <table:table-cell office:value-type="float" office:value="10.1325">
            <text:p>10.1325</text:p>
          </table:table-cell>
          <table:table-cell table:number-columns-repeated="11"/>
        </table:table-row>
        <table:table-row table:style-name="ro1">
          <table:table-cell office:value-type="float" office:value="12.6656">
            <text:p>12.6656</text:p>
          </table:table-cell>
          <table:table-cell table:number-columns-repeated="11"/>
        </table:table-row>
        <table:table-row table:style-name="ro1">
          <table:table-cell office:value-type="float" office:value="15.1988">
            <text:p>15.1988</text:p>
          </table:table-cell>
          <table:table-cell table:number-columns-repeated="11"/>
        </table:table-row>
        <table:table-row table:style-name="ro1">
          <table:table-cell office:value-type="float" office:value="17.7319">
            <text:p>17.7319</text:p>
          </table:table-cell>
          <table:table-cell table:number-columns-repeated="11"/>
        </table:table-row>
        <table:table-row table:style-name="ro1">
          <table:table-cell office:value-type="float" office:value="20.265">
            <text:p>20.265</text:p>
          </table:table-cell>
          <table:table-cell table:number-columns-repeated="11"/>
        </table:table-row>
        <table:table-row table:style-name="ro1">
          <table:table-cell office:value-type="float" office:value="22.7981">
            <text:p>22.7981</text:p>
          </table:table-cell>
          <table:table-cell table:number-columns-repeated="11"/>
        </table:table-row>
        <table:table-row table:style-name="ro1">
          <table:table-cell office:value-type="float" office:value="25.3313">
            <text:p>25.3313</text:p>
          </table:table-cell>
          <table:table-cell table:number-columns-repeated="11"/>
        </table:table-row>
      </table:table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Cc</text:p>
          </table:table-cell>
          <table:table-cell office:value-type="string">
            <text:p>K0c</text:p>
          </table:table-cell>
          <table:table-cell office:value-type="string">
            <text:p>T</text:p>
          </table:table-cell>
          <table:table-cell office:value-type="string">
            <text:p>T/Tc</text:p>
          </table:table-cell>
          <table:table-cell office:value-type="string">
            <text:p>1-T/Tc</text:p>
          </table:table-cell>
          <table:table-cell office:value-type="string">
            <text:p>l</text:p>
          </table:table-cell>
          <table:table-cell office:value-type="string">
            <text:p>K0</text:p>
          </table:table-cell>
          <table:table-cell table:style-name="Default" office:value-type="string">
            <text:p>y0</text:p>
          </table:table-cell>
          <table:table-cell office:value-type="string">
            <text:p>e0</text:p>
          </table:table-cell>
          <table:table-cell office:value-type="string">
            <text:p>U0/kB</text:p>
          </table:table-cell>
          <table:table-cell office:value-type="string">
            <text:p>a0</text:p>
          </table:table-cell>
          <table:table-cell office:value-type="string">
            <text:p>a0(P)/a0(0)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.10500984397513">
            <text:p>1.105009844</text:p>
          </table:table-cell>
          <table:table-cell office:value-type="float" office:value="0.295613694950781">
            <text:p>0.295613695</text:p>
          </table:table-cell>
          <table:table-cell office:value-type="float" office:value="0.3">
            <text:p>0.3</text:p>
          </table:table-cell>
          <table:table-cell office:value-type="float" office:value="0.138057812145131">
            <text:p>0.1380578121</text:p>
          </table:table-cell>
          <table:table-cell office:value-type="float" office:value="0.861942187854869">
            <text:p>0.8619421879</text:p>
          </table:table-cell>
          <table:table-cell office:value-type="float" office:value="0">
            <text:p>0</text:p>
          </table:table-cell>
          <table:table-cell office:value-type="float" office:value="2.14123120131747">
            <text:p>2.1412312013</text:p>
          </table:table-cell>
          <table:table-cell office:value-type="string">
            <text:p>7.21489102119416e-11</text:p>
          </table:table-cell>
          <table:table-cell office:value-type="float" office:value="0">
            <text:p>0</text:p>
          </table:table-cell>
          <table:table-cell office:value-type="float" office:value="7.0056866805901">
            <text:p>7.0056866806</text:p>
          </table:table-cell>
          <table:table-cell office:value-type="float" office:value="2.42843065183424">
            <text:p>2.4284306518</text:p>
          </table:table-cell>
          <table:table-cell office:value-type="float" office:value="0.999937446838844">
            <text:p>0.9999374468</text:p>
          </table:table-cell>
        </table:table-row>
        <table:table-row table:style-name="ro1">
          <table:table-cell office:value-type="float" office:value="1.646">
            <text:p>1.646</text:p>
          </table:table-cell>
          <table:table-cell office:value-type="float" office:value="1.05819110517992">
            <text:p>1.0581911052</text:p>
          </table:table-cell>
          <table:table-cell office:value-type="float" office:value="0.303871144015907">
            <text:p>0.303871144</text:p>
          </table:table-cell>
          <table:table-cell office:value-type="float" office:value="0.3">
            <text:p>0.3</text:p>
          </table:table-cell>
          <table:table-cell office:value-type="float" office:value="0.1390820460019">
            <text:p>0.139082046</text:p>
          </table:table-cell>
          <table:table-cell office:value-type="float" office:value="0.8609179539981">
            <text:p>0.860917954</text:p>
          </table:table-cell>
          <table:table-cell office:value-type="float" office:value="0">
            <text:p>0</text:p>
          </table:table-cell>
          <table:table-cell office:value-type="float" office:value="2.18483372046278">
            <text:p>2.1848337205</text:p>
          </table:table-cell>
          <table:table-cell office:value-type="string">
            <text:p>1.2307278713552e-10</text:p>
          </table:table-cell>
          <table:table-cell office:value-type="float" office:value="0">
            <text:p>0</text:p>
          </table:table-cell>
          <table:table-cell office:value-type="float" office:value="6.84547355107523">
            <text:p>6.8454735511</text:p>
          </table:table-cell>
          <table:table-cell office:value-type="float" office:value="2.43368083237215">
            <text:p>2.4336808324</text:p>
          </table:table-cell>
          <table:table-cell office:value-type="float" office:value="1.00209927596851">
            <text:p>1.002099276</text:p>
          </table:table-cell>
        </table:table-row>
        <table:table-row table:style-name="ro1">
          <table:table-cell office:value-type="float" office:value="7.328">
            <text:p>7.328</text:p>
          </table:table-cell>
          <table:table-cell office:value-type="float" office:value="0.905919737570672">
            <text:p>0.9059197376</text:p>
          </table:table-cell>
          <table:table-cell office:value-type="float" office:value="0.335618952610176">
            <text:p>0.3356189526</text:p>
          </table:table-cell>
          <table:table-cell office:value-type="float" office:value="0.3">
            <text:p>0.3</text:p>
          </table:table-cell>
          <table:table-cell office:value-type="float" office:value="0.143198153210908">
            <text:p>0.1431981532</text:p>
          </table:table-cell>
          <table:table-cell office:value-type="float" office:value="0.856801846789092">
            <text:p>0.8568018468</text:p>
          </table:table-cell>
          <table:table-cell office:value-type="float" office:value="0">
            <text:p>0</text:p>
          </table:table-cell>
          <table:table-cell office:value-type="float" office:value="2.34373799580965">
            <text:p>2.3437379958</text:p>
          </table:table-cell>
          <table:table-cell office:value-type="string">
            <text:p>7.92741326317264e-10</text:p>
          </table:table-cell>
          <table:table-cell office:value-type="float" office:value="0">
            <text:p>0</text:p>
          </table:table-cell>
          <table:table-cell office:value-type="float" office:value="6.28665724314855">
            <text:p>6.2866572431</text:p>
          </table:table-cell>
          <table:table-cell office:value-type="float" office:value="2.47917766701959">
            <text:p>2.479177667</text:p>
          </table:table-cell>
          <table:table-cell office:value-type="float" office:value="1.02083318078159">
            <text:p>1.0208331808</text:p>
          </table:table-cell>
        </table:table-row>
        <table:table-row table:style-name="ro1">
          <table:table-cell office:value-type="float" office:value="15.031">
            <text:p>15.031</text:p>
          </table:table-cell>
          <table:table-cell office:value-type="float" office:value="0.730687687879284">
            <text:p>0.7306876879</text:p>
          </table:table-cell>
          <table:table-cell office:value-type="float" office:value="0.385638338959041">
            <text:p>0.385638339</text:p>
          </table:table-cell>
          <table:table-cell office:value-type="float" office:value="0.3">
            <text:p>0.3</text:p>
          </table:table-cell>
          <table:table-cell office:value-type="float" office:value="0.150149801478687">
            <text:p>0.1501498015</text:p>
          </table:table-cell>
          <table:table-cell office:value-type="float" office:value="0.849850198521313">
            <text:p>0.8498501985</text:p>
          </table:table-cell>
          <table:table-cell office:value-type="float" office:value="0">
            <text:p>0</text:p>
          </table:table-cell>
          <table:table-cell office:value-type="float" office:value="2.56835730158312">
            <text:p>2.5683573016</text:p>
          </table:table-cell>
          <table:table-cell office:value-type="string">
            <text:p>9.03679321446489e-09</text:p>
          </table:table-cell>
          <table:table-cell office:value-type="float" office:value="0">
            <text:p>0</text:p>
          </table:table-cell>
          <table:table-cell office:value-type="float" office:value="5.55658843751643">
            <text:p>5.5565884375</text:p>
          </table:table-cell>
          <table:table-cell office:value-type="float" office:value="2.58168478770945">
            <text:p>2.5816847877</text:p>
          </table:table-cell>
          <table:table-cell office:value-type="float" office:value="1.06304180159108">
            <text:p>1.0630418016</text:p>
          </table:table-cell>
        </table:table-row>
        <table:table-row table:style-name="ro1">
          <table:table-cell office:value-type="float" office:value="18.18">
            <text:p>18.18</text:p>
          </table:table-cell>
          <table:table-cell office:value-type="float" office:value="0.667832798147861">
            <text:p>0.6678327981</text:p>
          </table:table-cell>
          <table:table-cell office:value-type="float" office:value="0.408941395856842">
            <text:p>0.4089413959</text:p>
          </table:table-cell>
          <table:table-cell office:value-type="float" office:value="0.3">
            <text:p>0.3</text:p>
          </table:table-cell>
          <table:table-cell office:value-type="float" office:value="0.153531726917724">
            <text:p>0.1535317269</text:p>
          </table:table-cell>
          <table:table-cell office:value-type="float" office:value="0.846468273082276">
            <text:p>0.8464682731</text:p>
          </table:table-cell>
          <table:table-cell office:value-type="float" office:value="0">
            <text:p>0</text:p>
          </table:table-cell>
          <table:table-cell office:value-type="float" office:value="2.66356279621599">
            <text:p>2.6635627962</text:p>
          </table:table-cell>
          <table:table-cell office:value-type="string">
            <text:p>2.37378181537227e-08</text:p>
          </table:table-cell>
          <table:table-cell office:value-type="float" office:value="0">
            <text:p>0</text:p>
          </table:table-cell>
          <table:table-cell office:value-type="float" office:value="5.26685890736922">
            <text:p>5.2668589074</text:p>
          </table:table-cell>
          <table:table-cell office:value-type="float" office:value="2.63164739673432">
            <text:p>2.6316473967</text:p>
          </table:table-cell>
          <table:table-cell office:value-type="float" office:value="1.08361454624327">
            <text:p>1.0836145462</text:p>
          </table:table-cell>
        </table:table-row>
        <table:table-row table:style-name="ro1">
          <table:table-cell office:value-type="float" office:value="22.533">
            <text:p>22.533</text:p>
          </table:table-cell>
          <table:table-cell office:value-type="float" office:value="0.588282353648267">
            <text:p>0.5882823536</text:p>
          </table:table-cell>
          <table:table-cell office:value-type="float" office:value="0.444473020755711">
            <text:p>0.4444730208</text:p>
          </table:table-cell>
          <table:table-cell office:value-type="float" office:value="0.3">
            <text:p>0.3</text:p>
          </table:table-cell>
          <table:table-cell office:value-type="float" office:value="0.158813889715941">
            <text:p>0.1588138897</text:p>
          </table:table-cell>
          <table:table-cell office:value-type="float" office:value="0.841186110284059">
            <text:p>0.8411861103</text:p>
          </table:table-cell>
          <table:table-cell office:value-type="float" office:value="0">
            <text:p>0</text:p>
          </table:table-cell>
          <table:table-cell office:value-type="float" office:value="2.7987036999768">
            <text:p>2.7987037</text:p>
          </table:table-cell>
          <table:table-cell office:value-type="string">
            <text:p>8.767815707147e-08</text:p>
          </table:table-cell>
          <table:table-cell office:value-type="float" office:value="0">
            <text:p>0</text:p>
          </table:table-cell>
          <table:table-cell office:value-type="float" office:value="4.87487790983078">
            <text:p>4.8748779098</text:p>
          </table:table-cell>
          <table:table-cell office:value-type="float" office:value="2.70653796718323">
            <text:p>2.7065379672</text:p>
          </table:table-cell>
          <table:table-cell office:value-type="float" office:value="1.11445169852119">
            <text:p>1.1144516985</text:p>
          </table:table-cell>
        </table:table-row>
        <table:table-row table:style-name="ro1">
          <table:table-cell office:value-type="float" office:value="25.868">
            <text:p>25.868</text:p>
          </table:table-cell>
          <table:table-cell office:value-type="float" office:value="0.532636580468056">
            <text:p>0.5326365805</text:p>
          </table:table-cell>
          <table:table-cell office:value-type="float" office:value="0.474695188872846">
            <text:p>0.4746951889</text:p>
          </table:table-cell>
          <table:table-cell office:value-type="float" office:value="0.3">
            <text:p>0.3</text:p>
          </table:table-cell>
          <table:table-cell office:value-type="float" office:value="0.163398780160337">
            <text:p>0.1633987802</text:p>
          </table:table-cell>
          <table:table-cell office:value-type="float" office:value="0.836601219839663">
            <text:p>0.8366012198</text:p>
          </table:table-cell>
          <table:table-cell office:value-type="float" office:value="0">
            <text:p>0</text:p>
          </table:table-cell>
          <table:table-cell office:value-type="float" office:value="2.90513300287215">
            <text:p>2.9051330029</text:p>
          </table:table-cell>
          <table:table-cell office:value-type="string">
            <text:p>2.33046104733448e-07</text:p>
          </table:table-cell>
          <table:table-cell office:value-type="float" office:value="0">
            <text:p>0</text:p>
          </table:table-cell>
          <table:table-cell office:value-type="float" office:value="4.58160885856884">
            <text:p>4.5816088586</text:p>
          </table:table-cell>
          <table:table-cell office:value-type="float" office:value="2.76871369742595">
            <text:p>2.7687136974</text:p>
          </table:table-cell>
          <table:table-cell office:value-type="float" office:value="1.14005335237418">
            <text:p>1.1400533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065072990556">
            <text:p>1.1065072991</text:p>
          </table:table-cell>
          <table:table-cell office:value-type="float" office:value="0.295359326647132">
            <text:p>0.2953593266</text:p>
          </table:table-cell>
          <table:table-cell office:value-type="float" office:value="0.3">
            <text:p>0.3</text:p>
          </table:table-cell>
          <table:table-cell office:value-type="float" office:value="0.138026589760853">
            <text:p>0.1380265898</text:p>
          </table:table-cell>
          <table:table-cell office:value-type="float" office:value="0.861973410239147">
            <text:p>0.8619734102</text:p>
          </table:table-cell>
          <table:table-cell office:value-type="float" office:value="0">
            <text:p>0</text:p>
          </table:table-cell>
          <table:table-cell office:value-type="float" office:value="2.1398726662658">
            <text:p>2.1398726663</text:p>
          </table:table-cell>
          <table:table-cell office:value-type="string">
            <text:p>7.09462522935623e-11</text:p>
          </table:table-cell>
          <table:table-cell office:value-type="float" office:value="0">
            <text:p>0</text:p>
          </table:table-cell>
          <table:table-cell office:value-type="float" office:value="7.01072956065413">
            <text:p>7.0107295607</text:p>
          </table:table-cell>
          <table:table-cell office:value-type="float" office:value="2.42833440554905">
            <text:p>2.4283344055</text:p>
          </table:table-cell>
          <table:table-cell office:value-type="float" office:value="0.9998978161973">
            <text:p>0.9998978162</text:p>
          </table:table-cell>
        </table:table-row>
        <table:table-row table:style-name="ro1">
          <table:table-cell office:value-type="float" office:value="1.01325">
            <text:p>1.01325</text:p>
          </table:table-cell>
          <table:table-cell office:value-type="float" office:value="1.07652779539053">
            <text:p>1.0765277954</text:p>
          </table:table-cell>
          <table:table-cell office:value-type="float" office:value="0.300565014930055">
            <text:p>0.3005650149</text:p>
          </table:table-cell>
          <table:table-cell office:value-type="float" office:value="0.3">
            <text:p>0.3</text:p>
          </table:table-cell>
          <table:table-cell office:value-type="float" office:value="0.138669503155422">
            <text:p>0.1386695032</text:p>
          </table:table-cell>
          <table:table-cell office:value-type="float" office:value="0.861330496844578">
            <text:p>0.8613304968</text:p>
          </table:table-cell>
          <table:table-cell office:value-type="float" office:value="0">
            <text:p>0</text:p>
          </table:table-cell>
          <table:table-cell office:value-type="float" office:value="2.16749182834511">
            <text:p>2.1674918283</text:p>
          </table:table-cell>
          <table:table-cell office:value-type="string">
            <text:p>9.96465747875892e-11</text:p>
          </table:table-cell>
          <table:table-cell office:value-type="float" office:value="0">
            <text:p>0</text:p>
          </table:table-cell>
          <table:table-cell office:value-type="float" office:value="6.90881743268643">
            <text:p>6.9088174327</text:p>
          </table:table-cell>
          <table:table-cell office:value-type="float" office:value="2.43111177097845">
            <text:p>2.431111771</text:p>
          </table:table-cell>
          <table:table-cell office:value-type="float" office:value="1.00104143201121">
            <text:p>1.001041432</text:p>
          </table:table-cell>
        </table:table-row>
        <table:table-row table:style-name="ro1">
          <table:table-cell office:value-type="float" office:value="5.06625">
            <text:p>5.06625</text:p>
          </table:table-cell>
          <table:table-cell office:value-type="float" office:value="0.963959199484873">
            <text:p>0.9639591995</text:p>
          </table:table-cell>
          <table:table-cell office:value-type="float" office:value="0.322518421267623">
            <text:p>0.3225184213</text:p>
          </table:table-cell>
          <table:table-cell office:value-type="float" office:value="0.3">
            <text:p>0.3</text:p>
          </table:table-cell>
          <table:table-cell office:value-type="float" office:value="0.141467211063529">
            <text:p>0.1414672111</text:p>
          </table:table-cell>
          <table:table-cell office:value-type="float" office:value="0.858532788936471">
            <text:p>0.8585327889</text:p>
          </table:table-cell>
          <table:table-cell office:value-type="float" office:value="0">
            <text:p>0</text:p>
          </table:table-cell>
          <table:table-cell office:value-type="float" office:value="2.27981041573506">
            <text:p>2.2798104157</text:p>
          </table:table-cell>
          <table:table-cell office:value-type="string">
            <text:p>3.803690696624e-10</text:p>
          </table:table-cell>
          <table:table-cell office:value-type="float" office:value="0">
            <text:p>0</text:p>
          </table:table-cell>
          <table:table-cell office:value-type="float" office:value="6.50696372957967">
            <text:p>6.5069637296</text:p>
          </table:table-cell>
          <table:table-cell office:value-type="float" office:value="2.45689247960164">
            <text:p>2.4568924796</text:p>
          </table:table-cell>
          <table:table-cell office:value-type="float" office:value="1.01165696922611">
            <text:p>1.0116569692</text:p>
          </table:table-cell>
        </table:table-row>
        <table:table-row table:style-name="ro1">
          <table:table-cell office:value-type="float" office:value="10.1325">
            <text:p>10.1325</text:p>
          </table:table-cell>
          <table:table-cell office:value-type="float" office:value="0.838309076200995">
            <text:p>0.8383090762</text:p>
          </table:table-cell>
          <table:table-cell office:value-type="float" office:value="0.352800167009171">
            <text:p>0.352800167</text:p>
          </table:table-cell>
          <table:table-cell office:value-type="float" office:value="0.3">
            <text:p>0.3</text:p>
          </table:table-cell>
          <table:table-cell office:value-type="float" office:value="0.145529961664618">
            <text:p>0.1455299617</text:p>
          </table:table-cell>
          <table:table-cell office:value-type="float" office:value="0.854470038335382">
            <text:p>0.8544700383</text:p>
          </table:table-cell>
          <table:table-cell office:value-type="float" office:value="0">
            <text:p>0</text:p>
          </table:table-cell>
          <table:table-cell office:value-type="float" office:value="2.4242442104274">
            <text:p>2.4242442104</text:p>
          </table:table-cell>
          <table:table-cell office:value-type="string">
            <text:p>1.94566753536325e-09</text:p>
          </table:table-cell>
          <table:table-cell office:value-type="float" office:value="0">
            <text:p>0</text:p>
          </table:table-cell>
          <table:table-cell office:value-type="float" office:value="6.01729821387461">
            <text:p>6.0172982139</text:p>
          </table:table-cell>
          <table:table-cell office:value-type="float" office:value="2.51249869900266">
            <text:p>2.512498699</text:p>
          </table:table-cell>
          <table:table-cell office:value-type="float" office:value="1.03455354278658">
            <text:p>1.0345535428</text:p>
          </table:table-cell>
        </table:table-row>
        <table:table-row table:style-name="ro1">
          <table:table-cell office:value-type="float" office:value="15.1988">
            <text:p>15.1988</text:p>
          </table:table-cell>
          <table:table-cell office:value-type="float" office:value="0.727220201960104">
            <text:p>0.727220202</text:p>
          </table:table-cell>
          <table:table-cell office:value-type="float" office:value="0.386833525832305">
            <text:p>0.3868335258</text:p>
          </table:table-cell>
          <table:table-cell office:value-type="float" office:value="0.3">
            <text:p>0.3</text:p>
          </table:table-cell>
          <table:table-cell office:value-type="float" office:value="0.150321385074919">
            <text:p>0.1503213851</text:p>
          </table:table-cell>
          <table:table-cell office:value-type="float" office:value="0.849678614925081">
            <text:p>0.8496786149</text:p>
          </table:table-cell>
          <table:table-cell office:value-type="float" office:value="0">
            <text:p>0</text:p>
          </table:table-cell>
          <table:table-cell office:value-type="float" office:value="2.57337654013439">
            <text:p>2.5733765401</text:p>
          </table:table-cell>
          <table:table-cell office:value-type="string">
            <text:p>9.51791275025492e-09</text:p>
          </table:table-cell>
          <table:table-cell office:value-type="float" office:value="0">
            <text:p>0</text:p>
          </table:table-cell>
          <table:table-cell office:value-type="float" office:value="5.54102707833135">
            <text:p>5.5410270783</text:p>
          </table:table-cell>
          <table:table-cell office:value-type="float" office:value="2.58425021186137">
            <text:p>2.5842502119</text:p>
          </table:table-cell>
          <table:table-cell office:value-type="float" office:value="1.06409814786747">
            <text:p>1.0640981479</text:p>
          </table:table-cell>
        </table:table-row>
        <table:table-row table:style-name="ro1">
          <table:table-cell office:value-type="float" office:value="20.265">
            <text:p>20.265</text:p>
          </table:table-cell>
          <table:table-cell office:value-type="float" office:value="0.628709993233222">
            <text:p>0.6287099932</text:p>
          </table:table-cell>
          <table:table-cell office:value-type="float" office:value="0.425447060826022">
            <text:p>0.4254470608</text:p>
          </table:table-cell>
          <table:table-cell office:value-type="float" office:value="0.3">
            <text:p>0.3</text:p>
          </table:table-cell>
          <table:table-cell office:value-type="float" office:value="0.15596871355254">
            <text:p>0.1559687136</text:p>
          </table:table-cell>
          <table:table-cell office:value-type="float" office:value="0.84403128644746">
            <text:p>0.8440312864</text:p>
          </table:table-cell>
          <table:table-cell office:value-type="float" office:value="0">
            <text:p>0</text:p>
          </table:table-cell>
          <table:table-cell office:value-type="float" office:value="2.72777181484352">
            <text:p>2.7277718148</text:p>
          </table:table-cell>
          <table:table-cell office:value-type="string">
            <text:p>4.45725121501474e-08</text:p>
          </table:table-cell>
          <table:table-cell office:value-type="float" office:value="0">
            <text:p>0</text:p>
          </table:table-cell>
          <table:table-cell office:value-type="float" office:value="5.07784454622803">
            <text:p>5.0778445462</text:p>
          </table:table-cell>
          <table:table-cell office:value-type="float" office:value="2.66669204220024">
            <text:p>2.6666920422</text:p>
          </table:table-cell>
          <table:table-cell office:value-type="float" office:value="1.09804462819191">
            <text:p>1.0980446282</text:p>
          </table:table-cell>
        </table:table-row>
        <table:table-row table:style-name="ro1">
          <table:table-cell office:value-type="float" office:value="24.318">
            <text:p>24.318</text:p>
          </table:table-cell>
          <table:table-cell office:value-type="float" office:value="0.557953810389714">
            <text:p>0.5579538104</text:p>
          </table:table-cell>
          <table:table-cell office:value-type="float" office:value="0.46029776787616">
            <text:p>0.4602977679</text:p>
          </table:table-cell>
          <table:table-cell office:value-type="float" office:value="0.3">
            <text:p>0.3</text:p>
          </table:table-cell>
          <table:table-cell office:value-type="float" office:value="0.161205685588884">
            <text:p>0.1612056856</text:p>
          </table:table-cell>
          <table:table-cell office:value-type="float" office:value="0.838794314411116">
            <text:p>0.8387943144</text:p>
          </table:table-cell>
          <table:table-cell office:value-type="float" office:value="0">
            <text:p>0</text:p>
          </table:table-cell>
          <table:table-cell office:value-type="float" office:value="2.85534450100003">
            <text:p>2.855344501</text:p>
          </table:table-cell>
          <table:table-cell office:value-type="string">
            <text:p>1.4833929551364e-07</text:p>
          </table:table-cell>
          <table:table-cell office:value-type="float" office:value="0">
            <text:p>0</text:p>
          </table:table-cell>
          <table:table-cell office:value-type="float" office:value="4.71712909493462">
            <text:p>4.7171290949</text:p>
          </table:table-cell>
          <table:table-cell office:value-type="float" office:value="2.7392397326994">
            <text:p>2.7392397327</text:p>
          </table:table-cell>
          <table:table-cell office:value-type="float" office:value="1.12791706962111">
            <text:p>1.127917069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1065072990556">
            <text:p>1.1065072991</text:p>
          </table:table-cell>
          <table:table-cell office:value-type="float" office:value="0.295359326647132">
            <text:p>0.2953593266</text:p>
          </table:table-cell>
          <table:table-cell office:value-type="float" office:value="0.3">
            <text:p>0.3</text:p>
          </table:table-cell>
          <table:table-cell office:value-type="float" office:value="0.138026589760853">
            <text:p>0.1380265898</text:p>
          </table:table-cell>
          <table:table-cell office:value-type="float" office:value="0.861973410239147">
            <text:p>0.8619734102</text:p>
          </table:table-cell>
          <table:table-cell office:value-type="float" office:value="0">
            <text:p>0</text:p>
          </table:table-cell>
          <table:table-cell office:value-type="float" office:value="2.1398726662658">
            <text:p>2.1398726663</text:p>
          </table:table-cell>
          <table:table-cell office:value-type="string">
            <text:p>7.09462522935623e-11</text:p>
          </table:table-cell>
          <table:table-cell office:value-type="float" office:value="0">
            <text:p>0</text:p>
          </table:table-cell>
          <table:table-cell office:value-type="float" office:value="7.01072956065413">
            <text:p>7.0107295607</text:p>
          </table:table-cell>
          <table:table-cell office:value-type="float" office:value="2.42833440554905">
            <text:p>2.4283344055</text:p>
          </table:table-cell>
          <table:table-cell office:value-type="float" office:value="0.9998978161973">
            <text:p>0.9998978162</text:p>
          </table:table-cell>
        </table:table-row>
        <table:table-row table:style-name="ro1">
          <table:table-cell office:value-type="float" office:value="2.53313">
            <text:p>2.53313</text:p>
          </table:table-cell>
          <table:table-cell office:value-type="float" office:value="1.03296893418528">
            <text:p>1.0329689342</text:p>
          </table:table-cell>
          <table:table-cell office:value-type="float" office:value="0.308579936143945">
            <text:p>0.3085799361</text:p>
          </table:table-cell>
          <table:table-cell office:value-type="float" office:value="0.3">
            <text:p>0.3</text:p>
          </table:table-cell>
          <table:table-cell office:value-type="float" office:value="0.139675137366003">
            <text:p>0.1396751374</text:p>
          </table:table-cell>
          <table:table-cell office:value-type="float" office:value="0.860324862633997">
            <text:p>0.8603248626</text:p>
          </table:table-cell>
          <table:table-cell office:value-type="float" office:value="0">
            <text:p>0</text:p>
          </table:table-cell>
          <table:table-cell office:value-type="float" office:value="2.20926889325583">
            <text:p>2.2092688933</text:p>
          </table:table-cell>
          <table:table-cell office:value-type="string">
            <text:p>1.65262707117111e-10</text:p>
          </table:table-cell>
          <table:table-cell office:value-type="float" office:value="0">
            <text:p>0</text:p>
          </table:table-cell>
          <table:table-cell office:value-type="float" office:value="6.75704542314952">
            <text:p>6.7570454231</text:p>
          </table:table-cell>
          <table:table-cell office:value-type="float" office:value="2.438270950342">
            <text:p>2.4382709503</text:p>
          </table:table-cell>
          <table:table-cell office:value-type="float" office:value="1.00398931587556">
            <text:p>1.0039893159</text:p>
          </table:table-cell>
        </table:table-row>
        <table:table-row table:style-name="ro1">
          <table:table-cell office:value-type="float" office:value="5.06625">
            <text:p>5.06625</text:p>
          </table:table-cell>
          <table:table-cell office:value-type="float" office:value="0.963959199484873">
            <text:p>0.9639591995</text:p>
          </table:table-cell>
          <table:table-cell office:value-type="float" office:value="0.322518421267623">
            <text:p>0.3225184213</text:p>
          </table:table-cell>
          <table:table-cell office:value-type="float" office:value="0.3">
            <text:p>0.3</text:p>
          </table:table-cell>
          <table:table-cell office:value-type="float" office:value="0.141467211063529">
            <text:p>0.1414672111</text:p>
          </table:table-cell>
          <table:table-cell office:value-type="float" office:value="0.858532788936471">
            <text:p>0.8585327889</text:p>
          </table:table-cell>
          <table:table-cell office:value-type="float" office:value="0">
            <text:p>0</text:p>
          </table:table-cell>
          <table:table-cell office:value-type="float" office:value="2.27981041573506">
            <text:p>2.2798104157</text:p>
          </table:table-cell>
          <table:table-cell office:value-type="string">
            <text:p>3.803690696624e-10</text:p>
          </table:table-cell>
          <table:table-cell office:value-type="float" office:value="0">
            <text:p>0</text:p>
          </table:table-cell>
          <table:table-cell office:value-type="float" office:value="6.50696372957967">
            <text:p>6.5069637296</text:p>
          </table:table-cell>
          <table:table-cell office:value-type="float" office:value="2.45689247960164">
            <text:p>2.4568924796</text:p>
          </table:table-cell>
          <table:table-cell office:value-type="float" office:value="1.01165696922611">
            <text:p>1.0116569692</text:p>
          </table:table-cell>
        </table:table-row>
        <table:table-row table:style-name="ro1">
          <table:table-cell office:value-type="float" office:value="7.59938">
            <text:p>7.59938</text:p>
          </table:table-cell>
          <table:table-cell office:value-type="float" office:value="0.8991719713233">
            <text:p>0.8991719713</text:p>
          </table:table-cell>
          <table:table-cell office:value-type="float" office:value="0.337234755545476">
            <text:p>0.3372347555</text:p>
          </table:table-cell>
          <table:table-cell office:value-type="float" office:value="0.3">
            <text:p>0.3</text:p>
          </table:table-cell>
          <table:table-cell office:value-type="float" office:value="0.143414578090666">
            <text:p>0.1434145781</text:p>
          </table:table-cell>
          <table:table-cell office:value-type="float" office:value="0.856585421909334">
            <text:p>0.8565854219</text:p>
          </table:table-cell>
          <table:table-cell office:value-type="float" office:value="0">
            <text:p>0</text:p>
          </table:table-cell>
          <table:table-cell office:value-type="float" office:value="2.35146775199016">
            <text:p>2.351467752</text:p>
          </table:table-cell>
          <table:table-cell office:value-type="string">
            <text:p>8.65222955345403e-10</text:p>
          </table:table-cell>
          <table:table-cell office:value-type="float" office:value="0">
            <text:p>0</text:p>
          </table:table-cell>
          <table:table-cell office:value-type="float" office:value="6.26041016710937">
            <text:p>6.2604101671</text:p>
          </table:table-cell>
          <table:table-cell office:value-type="float" office:value="2.48215059052521">
            <text:p>2.4821505905</text:p>
          </table:table-cell>
          <table:table-cell office:value-type="float" office:value="1.02205732013991">
            <text:p>1.0220573201</text:p>
          </table:table-cell>
        </table:table-row>
        <table:table-row table:style-name="ro1">
          <table:table-cell office:value-type="float" office:value="10.1325">
            <text:p>10.1325</text:p>
          </table:table-cell>
          <table:table-cell office:value-type="float" office:value="0.838309076200995">
            <text:p>0.8383090762</text:p>
          </table:table-cell>
          <table:table-cell office:value-type="float" office:value="0.352800167009171">
            <text:p>0.352800167</text:p>
          </table:table-cell>
          <table:table-cell office:value-type="float" office:value="0.3">
            <text:p>0.3</text:p>
          </table:table-cell>
          <table:table-cell office:value-type="float" office:value="0.145529961664618">
            <text:p>0.1455299617</text:p>
          </table:table-cell>
          <table:table-cell office:value-type="float" office:value="0.854470038335382">
            <text:p>0.8544700383</text:p>
          </table:table-cell>
          <table:table-cell office:value-type="float" office:value="0">
            <text:p>0</text:p>
          </table:table-cell>
          <table:table-cell office:value-type="float" office:value="2.4242442104274">
            <text:p>2.4242442104</text:p>
          </table:table-cell>
          <table:table-cell office:value-type="string">
            <text:p>1.94566753536325e-09</text:p>
          </table:table-cell>
          <table:table-cell office:value-type="float" office:value="0">
            <text:p>0</text:p>
          </table:table-cell>
          <table:table-cell office:value-type="float" office:value="6.01729821387461">
            <text:p>6.0172982139</text:p>
          </table:table-cell>
          <table:table-cell office:value-type="float" office:value="2.51249869900266">
            <text:p>2.512498699</text:p>
          </table:table-cell>
          <table:table-cell office:value-type="float" office:value="1.03455354278658">
            <text:p>1.0345535428</text:p>
          </table:table-cell>
        </table:table-row>
        <table:table-row table:style-name="ro1">
          <table:table-cell office:value-type="float" office:value="12.6656">
            <text:p>12.6656</text:p>
          </table:table-cell>
          <table:table-cell office:value-type="float" office:value="0.781080759557833">
            <text:p>0.7810807596</text:p>
          </table:table-cell>
          <table:table-cell office:value-type="float" office:value="0.369300160831013">
            <text:p>0.3693001608</text:p>
          </table:table-cell>
          <table:table-cell office:value-type="float" office:value="0.3">
            <text:p>0.3</text:p>
          </table:table-cell>
          <table:table-cell office:value-type="float" office:value="0.147827193217155">
            <text:p>0.1478271932</text:p>
          </table:table-cell>
          <table:table-cell office:value-type="float" office:value="0.852172806782845">
            <text:p>0.8521728068</text:p>
          </table:table-cell>
          <table:table-cell office:value-type="float" office:value="0">
            <text:p>0</text:p>
          </table:table-cell>
          <table:table-cell office:value-type="float" office:value="2.49818827506601">
            <text:p>2.4981882751</text:p>
          </table:table-cell>
          <table:table-cell office:value-type="string">
            <text:p>4.32683831154167e-09</text:p>
          </table:table-cell>
          <table:table-cell office:value-type="float" office:value="0">
            <text:p>0</text:p>
          </table:table-cell>
          <table:table-cell office:value-type="float" office:value="5.77752862312103">
            <text:p>5.7775286231</text:p>
          </table:table-cell>
          <table:table-cell office:value-type="float" office:value="2.54680027506865">
            <text:p>2.5468002751</text:p>
          </table:table-cell>
          <table:table-cell office:value-type="float" office:value="1.04867765638565">
            <text:p>1.0486776564</text:p>
          </table:table-cell>
        </table:table-row>
        <table:table-row table:style-name="ro1">
          <table:table-cell office:value-type="float" office:value="15.1988">
            <text:p>15.1988</text:p>
          </table:table-cell>
          <table:table-cell office:value-type="float" office:value="0.727220201960104">
            <text:p>0.727220202</text:p>
          </table:table-cell>
          <table:table-cell office:value-type="float" office:value="0.386833525832305">
            <text:p>0.3868335258</text:p>
          </table:table-cell>
          <table:table-cell office:value-type="float" office:value="0.3">
            <text:p>0.3</text:p>
          </table:table-cell>
          <table:table-cell office:value-type="float" office:value="0.150321385074919">
            <text:p>0.1503213851</text:p>
          </table:table-cell>
          <table:table-cell office:value-type="float" office:value="0.849678614925081">
            <text:p>0.8496786149</text:p>
          </table:table-cell>
          <table:table-cell office:value-type="float" office:value="0">
            <text:p>0</text:p>
          </table:table-cell>
          <table:table-cell office:value-type="float" office:value="2.57337654013439">
            <text:p>2.5733765401</text:p>
          </table:table-cell>
          <table:table-cell office:value-type="string">
            <text:p>9.51791275025492e-09</text:p>
          </table:table-cell>
          <table:table-cell office:value-type="float" office:value="0">
            <text:p>0</text:p>
          </table:table-cell>
          <table:table-cell office:value-type="float" office:value="5.54102707833135">
            <text:p>5.5410270783</text:p>
          </table:table-cell>
          <table:table-cell office:value-type="float" office:value="2.58425021186137">
            <text:p>2.5842502119</text:p>
          </table:table-cell>
          <table:table-cell office:value-type="float" office:value="1.06409814786747">
            <text:p>1.0640981479</text:p>
          </table:table-cell>
        </table:table-row>
        <table:table-row table:style-name="ro1">
          <table:table-cell office:value-type="float" office:value="17.7319">
            <text:p>17.7319</text:p>
          </table:table-cell>
          <table:table-cell office:value-type="float" office:value="0.676495231479917">
            <text:p>0.6764952315</text:p>
          </table:table-cell>
          <table:table-cell office:value-type="float" office:value="0.405509700068832">
            <text:p>0.4055097001</text:p>
          </table:table-cell>
          <table:table-cell office:value-type="float" office:value="0.3">
            <text:p>0.3</text:p>
          </table:table-cell>
          <table:table-cell office:value-type="float" office:value="0.153029127344819">
            <text:p>0.1530291273</text:p>
          </table:table-cell>
          <table:table-cell office:value-type="float" office:value="0.846970872655181">
            <text:p>0.8469708727</text:p>
          </table:table-cell>
          <table:table-cell office:value-type="float" office:value="0">
            <text:p>0</text:p>
          </table:table-cell>
          <table:table-cell office:value-type="float" office:value="2.64988572505613">
            <text:p>2.6498857251</text:p>
          </table:table-cell>
          <table:table-cell office:value-type="string">
            <text:p>2.07110420239475e-08</text:p>
          </table:table-cell>
          <table:table-cell office:value-type="float" office:value="0">
            <text:p>0</text:p>
          </table:table-cell>
          <table:table-cell office:value-type="float" office:value="5.30777965433709">
            <text:p>5.3077796543</text:p>
          </table:table-cell>
          <table:table-cell office:value-type="float" office:value="2.62431392518999">
            <text:p>2.6243139252</text:p>
          </table:table-cell>
          <table:table-cell office:value-type="float" office:value="1.08059489533952">
            <text:p>1.0805948953</text:p>
          </table:table-cell>
        </table:table-row>
        <table:table-row table:style-name="ro1">
          <table:table-cell office:value-type="float" office:value="20.265">
            <text:p>20.265</text:p>
          </table:table-cell>
          <table:table-cell office:value-type="float" office:value="0.628709993233222">
            <text:p>0.6287099932</text:p>
          </table:table-cell>
          <table:table-cell office:value-type="float" office:value="0.425447060826022">
            <text:p>0.4254470608</text:p>
          </table:table-cell>
          <table:table-cell office:value-type="float" office:value="0.3">
            <text:p>0.3</text:p>
          </table:table-cell>
          <table:table-cell office:value-type="float" office:value="0.15596871355254">
            <text:p>0.1559687136</text:p>
          </table:table-cell>
          <table:table-cell office:value-type="float" office:value="0.84403128644746">
            <text:p>0.8440312864</text:p>
          </table:table-cell>
          <table:table-cell office:value-type="float" office:value="0">
            <text:p>0</text:p>
          </table:table-cell>
          <table:table-cell office:value-type="float" office:value="2.72777181484352">
            <text:p>2.7277718148</text:p>
          </table:table-cell>
          <table:table-cell office:value-type="string">
            <text:p>4.45725121501474e-08</text:p>
          </table:table-cell>
          <table:table-cell office:value-type="float" office:value="0">
            <text:p>0</text:p>
          </table:table-cell>
          <table:table-cell office:value-type="float" office:value="5.07784454622803">
            <text:p>5.0778445462</text:p>
          </table:table-cell>
          <table:table-cell office:value-type="float" office:value="2.66669204220024">
            <text:p>2.6666920422</text:p>
          </table:table-cell>
          <table:table-cell office:value-type="float" office:value="1.09804462819191">
            <text:p>1.0980446282</text:p>
          </table:table-cell>
        </table:table-row>
        <table:table-row table:style-name="ro1">
          <table:table-cell office:value-type="float" office:value="22.7981">
            <text:p>22.7981</text:p>
          </table:table-cell>
          <table:table-cell office:value-type="float" office:value="0.583696311336062">
            <text:p>0.5836963113</text:p>
          </table:table-cell>
          <table:table-cell office:value-type="float" office:value="0.446774476644275">
            <text:p>0.4467744766</text:p>
          </table:table-cell>
          <table:table-cell office:value-type="float" office:value="0.3">
            <text:p>0.3</text:p>
          </table:table-cell>
          <table:table-cell office:value-type="float" office:value="0.159160400547219">
            <text:p>0.1591604005</text:p>
          </table:table-cell>
          <table:table-cell office:value-type="float" office:value="0.840839599452781">
            <text:p>0.8408395995</text:p>
          </table:table-cell>
          <table:table-cell office:value-type="float" office:value="0">
            <text:p>0</text:p>
          </table:table-cell>
          <table:table-cell office:value-type="float" office:value="2.8070705722541">
            <text:p>2.8070705723</text:p>
          </table:table-cell>
          <table:table-cell office:value-type="string">
            <text:p>9.48359546428185e-08</text:p>
          </table:table-cell>
          <table:table-cell office:value-type="float" office:value="0">
            <text:p>0</text:p>
          </table:table-cell>
          <table:table-cell office:value-type="float" office:value="4.8513351693616">
            <text:p>4.8513351694</text:p>
          </table:table-cell>
          <table:table-cell office:value-type="float" office:value="2.71131726901089">
            <text:p>2.711317269</text:p>
          </table:table-cell>
          <table:table-cell office:value-type="float" office:value="1.11641963730652">
            <text:p>1.1164196373</text:p>
          </table:table-cell>
        </table:table-row>
        <table:table-row table:style-name="ro1">
          <table:table-cell office:value-type="float" office:value="25.3313">
            <text:p>25.3313</text:p>
          </table:table-cell>
          <table:table-cell office:value-type="float" office:value="0.541298989703">
            <text:p>0.5412989897</text:p>
          </table:table-cell>
          <table:table-cell office:value-type="float" office:value="0.469637687085156">
            <text:p>0.4696376871</text:p>
          </table:table-cell>
          <table:table-cell office:value-type="float" office:value="0.3">
            <text:p>0.3</text:p>
          </table:table-cell>
          <table:table-cell office:value-type="float" office:value="0.162626709374086">
            <text:p>0.1626267094</text:p>
          </table:table-cell>
          <table:table-cell office:value-type="float" office:value="0.837373290625914">
            <text:p>0.8373732906</text:p>
          </table:table-cell>
          <table:table-cell office:value-type="float" office:value="0">
            <text:p>0</text:p>
          </table:table-cell>
          <table:table-cell office:value-type="float" office:value="2.88782629183537">
            <text:p>2.8878262918</text:p>
          </table:table-cell>
          <table:table-cell office:value-type="string">
            <text:p>1.99401973607415e-07</text:p>
          </table:table-cell>
          <table:table-cell office:value-type="float" office:value="0">
            <text:p>0</text:p>
          </table:table-cell>
          <table:table-cell office:value-type="float" office:value="4.62838292452122">
            <text:p>4.6283829245</text:p>
          </table:table-cell>
          <table:table-cell office:value-type="float" office:value="2.75838486586158">
            <text:p>2.7583848659</text:p>
          </table:table-cell>
          <table:table-cell office:value-type="float" office:value="1.13580032358973">
            <text:p>1.1358003236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>
            <text:p>T/Tc</text:p>
          </table:table-cell>
          <table:table-cell office:value-type="string">
            <text:p>1-T/Tc</text:p>
          </table:table-cell>
          <table:table-cell office:value-type="string">
            <text:p>l</text:p>
          </table:table-cell>
          <table:table-cell office:value-type="string">
            <text:p>K</text:p>
          </table:table-cell>
          <table:table-cell table:style-name="Default"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Kr</text:p>
          </table:table-cell>
          <table:table-cell office:value-type="string">
            <text:p>Kr/K0</text:p>
          </table:table-cell>
          <table:table-cell office:value-type="string">
            <text:p>cp</text:p>
          </table:table-cell>
        </table:table-row>
        <table:table-row table:style-name="ro1">
          <table:table-cell office:value-type="float" office:value="0.99999999">
            <text:p>0.99999999</text:p>
          </table:table-cell>
          <table:table-cell table:style-name="ce3" office:value-type="string">
            <text:p><text:s text:c="12"/>1e-08</text:p>
          </table:table-cell>
          <table:table-cell office:value-type="float" office:value="14.30029999998">
            <text:p>14.3003</text:p>
          </table:table-cell>
          <table:table-cell office:value-type="float" office:value="5.00012136289665">
            <text:p>5.0001213629</text:p>
          </table:table-cell>
          <table:table-cell office:value-type="string">
            <text:p>6.75001784496769e-06</text:p>
          </table:table-cell>
          <table:table-cell office:value-type="float" office:value="-0.0508377567066976">
            <text:p>-0.0508377567</text:p>
          </table:table-cell>
          <table:table-cell table:style-name="ce3" office:value-type="string">
            <text:p>3.07920899040177e-06</text:p>
          </table:table-cell>
          <table:table-cell table:style-name="ce3" office:value-type="string">
            <text:p>1.04163271600876e-05</text:p>
          </table:table-cell>
          <table:table-cell office:value-type="float" office:value="61133539.8964297">
            <text:p>61133539.8964297</text:p>
          </table:table-cell>
        </table:table-row>
        <table:table-row table:style-name="ro1">
          <table:table-cell office:value-type="float" office:value="0.999999985081753">
            <text:p>0.9999999851</text:p>
          </table:table-cell>
          <table:table-cell table:style-name="ce3" office:value-type="string">
            <text:p>1.49182469764127e-08</text:p>
          </table:table-cell>
          <table:table-cell office:value-type="float" office:value="14.0316999999806">
            <text:p>14.0317</text:p>
          </table:table-cell>
          <table:table-cell office:value-type="float" office:value="5.00049776862913">
            <text:p>5.0004977686</text:p>
          </table:table-cell>
          <table:table-cell office:value-type="string">
            <text:p>6.75220985053701e-06</text:p>
          </table:table-cell>
          <table:table-cell office:value-type="float" office:value="-0.0508377552539528">
            <text:p>-0.0508377553</text:p>
          </table:table-cell>
          <table:table-cell table:style-name="ce3" office:value-type="string">
            <text:p>4.02831437483715e-06</text:p>
          </table:table-cell>
          <table:table-cell table:style-name="ce3" office:value-type="string">
            <text:p>1.36269543108024e-05</text:p>
          </table:table-cell>
          <table:table-cell office:value-type="float" office:value="26989839.4936876">
            <text:p>26989839.4936876</text:p>
          </table:table-cell>
        </table:table-row>
        <table:table-row table:style-name="ro1">
          <table:table-cell office:value-type="float" office:value="0.999999977744591">
            <text:p>0.9999999777</text:p>
          </table:table-cell>
          <table:table-cell table:style-name="ce3" office:value-type="string">
            <text:p>2.22554092849247e-08</text:p>
          </table:table-cell>
          <table:table-cell office:value-type="float" office:value="13.7629999999813">
            <text:p>13.763</text:p>
          </table:table-cell>
          <table:table-cell office:value-type="float" office:value="5.00037470301158">
            <text:p>5.000374703</text:p>
          </table:table-cell>
          <table:table-cell office:value-type="string">
            <text:p>6.75149299772318e-06</text:p>
          </table:table-cell>
          <table:table-cell office:value-type="float" office:value="-0.0508377530867123">
            <text:p>-0.0508377531</text:p>
          </table:table-cell>
          <table:table-cell table:style-name="ce3" office:value-type="string">
            <text:p>5.26996335074641e-06</text:p>
          </table:table-cell>
          <table:table-cell table:style-name="ce3" office:value-type="string">
            <text:p>1.78271958419878e-05</text:p>
          </table:table-cell>
          <table:table-cell office:value-type="float" office:value="11842522.4269439">
            <text:p>11842522.4269439</text:p>
          </table:table-cell>
        </table:table-row>
        <table:table-row table:style-name="ro1">
          <table:table-cell office:value-type="float" office:value="0.999999966798831">
            <text:p>0.9999999668</text:p>
          </table:table-cell>
          <table:table-cell table:style-name="ce3" office:value-type="string">
            <text:p>3.32011692273655e-08</text:p>
          </table:table-cell>
          <table:table-cell office:value-type="float" office:value="13.4942999999819">
            <text:p>13.4943</text:p>
          </table:table-cell>
          <table:table-cell office:value-type="float" office:value="5.00025150199439">
            <text:p>5.000251502</text:p>
          </table:table-cell>
          <table:table-cell office:value-type="string">
            <text:p>6.75077552941252e-06</text:p>
          </table:table-cell>
          <table:table-cell office:value-type="float" office:value="-0.0508377498535725">
            <text:p>-0.0508377499</text:p>
          </table:table-cell>
          <table:table-cell table:style-name="ce3" office:value-type="string">
            <text:p>6.8943261039479e-06</text:p>
          </table:table-cell>
          <table:table-cell table:style-name="ce3" office:value-type="string">
            <text:p>2.33220787561825e-05</text:p>
          </table:table-cell>
          <table:table-cell office:value-type="float" office:value="5150588.14341041">
            <text:p>5150588.14341041</text:p>
          </table:table-cell>
        </table:table-row>
        <table:table-row table:style-name="ro1">
          <table:table-cell office:value-type="float" office:value="0.999999950469676">
            <text:p>0.9999999505</text:p>
          </table:table-cell>
          <table:table-cell table:style-name="ce3" office:value-type="string">
            <text:p>4.95303242439512e-08</text:p>
          </table:table-cell>
          <table:table-cell office:value-type="float" office:value="13.2255999999825">
            <text:p>13.2256</text:p>
          </table:table-cell>
          <table:table-cell office:value-type="float" office:value="5.00012844947098">
            <text:p>5.0001284495</text:p>
          </table:table-cell>
          <table:table-cell office:value-type="string">
            <text:p>6.75005909880856e-06</text:p>
          </table:table-cell>
          <table:table-cell office:value-type="float" office:value="-0.0508377450302938">
            <text:p>-0.050837745</text:p>
          </table:table-cell>
          <table:table-cell table:style-name="ce3" office:value-type="string">
            <text:p>9.01936705187654e-06</text:p>
          </table:table-cell>
          <table:table-cell table:style-name="ce3" office:value-type="string">
            <text:p>3.05106521084758e-05</text:p>
          </table:table-cell>
          <table:table-cell office:value-type="float" office:value="2210452.58190467">
            <text:p>2210452.58190467</text:p>
          </table:table-cell>
        </table:table-row>
        <table:table-row table:style-name="ro1">
          <table:table-cell office:value-type="float" office:value="0.999999926109439">
            <text:p>0.9999999261</text:p>
          </table:table-cell>
          <table:table-cell table:style-name="ce3" office:value-type="string">
            <text:p>7.38905609893065e-08</text:p>
          </table:table-cell>
          <table:table-cell office:value-type="float" office:value="12.9568999999831">
            <text:p>12.9569</text:p>
          </table:table-cell>
          <table:table-cell office:value-type="float" office:value="5.00000529072093">
            <text:p>5.0000052907</text:p>
          </table:table-cell>
          <table:table-cell office:value-type="string">
            <text:p>6.74934222275976e-06</text:p>
          </table:table-cell>
          <table:table-cell office:value-type="float" office:value="-0.0508377378348154">
            <text:p>-0.0508377378</text:p>
          </table:table-cell>
          <table:table-cell table:style-name="ce3" office:value-type="string">
            <text:p>1.17994099803809e-05</text:p>
          </table:table-cell>
          <table:table-cell table:style-name="ce3" office:value-type="string">
            <text:p>3.99149610118045e-05</text:p>
          </table:table-cell>
          <table:table-cell office:value-type="float" office:value="929622.27098127">
            <text:p>929622.27098127</text:p>
          </table:table-cell>
        </table:table-row>
        <table:table-row table:style-name="ro1">
          <table:table-cell office:value-type="float" office:value="0.999999889768236">
            <text:p>0.9999998898</text:p>
          </table:table-cell>
          <table:table-cell table:style-name="ce3" office:value-type="string">
            <text:p>1.10231763806416e-07</text:p>
          </table:table-cell>
          <table:table-cell office:value-type="float" office:value="12.6882999999838">
            <text:p>12.6883</text:p>
          </table:table-cell>
          <table:table-cell office:value-type="float" office:value="5.00038156746319">
            <text:p>5.0003815675</text:p>
          </table:table-cell>
          <table:table-cell office:value-type="string">
            <text:p>6.75153297829765e-06</text:p>
          </table:table-cell>
          <table:table-cell office:value-type="float" office:value="-0.0508377271004319">
            <text:p>-0.0508377271</text:p>
          </table:table-cell>
          <table:table-cell table:style-name="ce3" office:value-type="string">
            <text:p>1.54363448027248e-05</text:p>
          </table:table-cell>
          <table:table-cell table:style-name="ce3" office:value-type="string">
            <text:p>5.22179566265337e-05</text:p>
          </table:table-cell>
          <table:table-cell office:value-type="float" office:value="379107.629612357">
            <text:p>379107.629612357</text:p>
          </table:table-cell>
        </table:table-row>
        <table:table-row table:style-name="ro1">
          <table:table-cell office:value-type="float" office:value="0.999999835553532">
            <text:p>0.9999998356</text:p>
          </table:table-cell>
          <table:table-cell table:style-name="ce3" office:value-type="string">
            <text:p>1.64446467710971e-07</text:p>
          </table:table-cell>
          <table:table-cell office:value-type="float" office:value="12.4195999999844">
            <text:p>12.4196</text:p>
          </table:table-cell>
          <table:table-cell office:value-type="float" office:value="5.00025848872778">
            <text:p>5.0002584887</text:p>
          </table:table-cell>
          <table:table-cell office:value-type="string">
            <text:p>6.75081621231716e-06</text:p>
          </table:table-cell>
          <table:table-cell office:value-type="float" office:value="-0.0508377110866392">
            <text:p>-0.0508377111</text:p>
          </table:table-cell>
          <table:table-cell table:style-name="ce3" office:value-type="string">
            <text:p>2.01942955664163e-05</text:p>
          </table:table-cell>
          <table:table-cell table:style-name="ce3" office:value-type="string">
            <text:p>6.83131146846833e-05</text:p>
          </table:table-cell>
          <table:table-cell office:value-type="float" office:value="147263.853970156">
            <text:p>147263.853970156</text:p>
          </table:table-cell>
        </table:table-row>
        <table:table-row table:style-name="ro1">
          <table:table-cell office:value-type="float" office:value="0.999999754674698">
            <text:p>0.9999997547</text:p>
          </table:table-cell>
          <table:table-cell table:style-name="ce3" office:value-type="string">
            <text:p>2.45325301971094e-07</text:p>
          </table:table-cell>
          <table:table-cell office:value-type="float" office:value="12.150899999985">
            <text:p>12.1509</text:p>
          </table:table-cell>
          <table:table-cell office:value-type="float" office:value="5.00013556456116">
            <text:p>5.0001355646</text:p>
          </table:table-cell>
          <table:table-cell office:value-type="string">
            <text:p>6.75010051902837e-06</text:p>
          </table:table-cell>
          <table:table-cell office:value-type="float" office:value="-0.0508376871969144">
            <text:p>-0.0508376872</text:p>
          </table:table-cell>
          <table:table-cell table:style-name="ce3" office:value-type="string">
            <text:p>2.64187922072912e-05</text:p>
          </table:table-cell>
          <table:table-cell table:style-name="ce3" office:value-type="string">
            <text:p>8.93692889650855e-05</text:p>
          </table:table-cell>
          <table:table-cell office:value-type="float" office:value="52985.8737610267">
            <text:p>52985.8737610267</text:p>
          </table:table-cell>
        </table:table-row>
        <table:table-row table:style-name="ro1">
          <table:table-cell office:value-type="float" office:value="0.999999634017656">
            <text:p>0.999999634</text:p>
          </table:table-cell>
          <table:table-cell table:style-name="ce3" office:value-type="string">
            <text:p>3.6598234443678e-07</text:p>
          </table:table-cell>
          <table:table-cell office:value-type="float" office:value="11.8821999999856">
            <text:p>11.8822</text:p>
          </table:table-cell>
          <table:table-cell office:value-type="float" office:value="5.00001265079644">
            <text:p>5.0000126508</text:p>
          </table:table-cell>
          <table:table-cell office:value-type="string">
            <text:p>6.74938505862121e-06</text:p>
          </table:table-cell>
          <table:table-cell office:value-type="float" office:value="-0.0508376515577495">
            <text:p>-0.0508376516</text:p>
          </table:table-cell>
          <table:table-cell table:style-name="ce3" office:value-type="string">
            <text:p>3.45618682477303e-05</text:p>
          </table:table-cell>
          <table:table-cell office:value-type="float" office:value="0.000116915610436963">
            <text:p>0.0001169156</text:p>
          </table:table-cell>
          <table:table-cell office:value-type="float" office:value="16836.8510929106">
            <text:p>16836.8510929106</text:p>
          </table:table-cell>
        </table:table-row>
        <table:table-row table:style-name="ro1">
          <table:table-cell office:value-type="float" office:value="0.9999994540185">
            <text:p>0.999999454</text:p>
          </table:table-cell>
          <table:table-cell table:style-name="ce3" office:value-type="string">
            <text:p>5.45981500331442e-07</text:p>
          </table:table-cell>
          <table:table-cell office:value-type="float" office:value="11.6135999999863">
            <text:p>11.6136</text:p>
          </table:table-cell>
          <table:table-cell office:value-type="float" office:value="5.00038922451809">
            <text:p>5.0003892245</text:p>
          </table:table-cell>
          <table:table-cell office:value-type="string">
            <text:p>6.75157757510335e-06</text:p>
          </table:table-cell>
          <table:table-cell office:value-type="float" office:value="-0.0508375983906045">
            <text:p>-0.0508375984</text:p>
          </table:table-cell>
          <table:table-cell table:style-name="ce3" office:value-type="string">
            <text:p>4.52148834401087e-05</text:p>
          </table:table-cell>
          <table:table-cell office:value-type="float" office:value="0.000152952517173289">
            <text:p>0.0001529525</text:p>
          </table:table-cell>
          <table:table-cell office:value-type="float" office:value="4371.18822463844">
            <text:p>4371.1882246384</text:p>
          </table:table-cell>
        </table:table-row>
        <table:table-row table:style-name="ro1">
          <table:table-cell office:value-type="float" office:value="0.999999185491313">
            <text:p>0.9999991855</text:p>
          </table:table-cell>
          <table:table-cell table:style-name="ce3" office:value-type="string">
            <text:p>8.14508686649681e-07</text:p>
          </table:table-cell>
          <table:table-cell office:value-type="float" office:value="11.3448999999869">
            <text:p>11.3449</text:p>
          </table:table-cell>
          <table:table-cell office:value-type="float" office:value="5.00026665901084">
            <text:p>5.000266659</text:p>
          </table:table-cell>
          <table:table-cell office:value-type="string">
            <text:p>6.75086378612563e-06</text:p>
          </table:table-cell>
          <table:table-cell office:value-type="float" office:value="-0.050837519075065">
            <text:p>-0.0508375191</text:p>
          </table:table-cell>
          <table:table-cell table:style-name="ce3" office:value-type="string">
            <text:p>5.91514912120144e-05</text:p>
          </table:table-cell>
          <table:table-cell office:value-type="float" office:value="0.000200097099839909">
            <text:p>0.0002000971</text:p>
          </table:table-cell>
          <table:table-cell office:value-type="float" office:value="878.928240175798">
            <text:p>878.9282401758</text:p>
          </table:table-cell>
        </table:table-row>
        <table:table-row table:style-name="ro1">
          <table:table-cell office:value-type="float" office:value="0.999998784895825">
            <text:p>0.9999987849</text:p>
          </table:table-cell>
          <table:table-cell table:style-name="ce3" office:value-type="string">
            <text:p>1.21510417518735e-06</text:p>
          </table:table-cell>
          <table:table-cell office:value-type="float" office:value="11.0761999999875">
            <text:p>11.0762</text:p>
          </table:table-cell>
          <table:table-cell office:value-type="float" office:value="5.00014435131841">
            <text:p>5.0001443513</text:p>
          </table:table-cell>
          <table:table-cell office:value-type="string">
            <text:p>6.75015166873639e-06</text:p>
          </table:table-cell>
          <table:table-cell office:value-type="float" office:value="-0.0508374007513162">
            <text:p>-0.0508374008</text:p>
          </table:table-cell>
          <table:table-cell table:style-name="ce3" office:value-type="string">
            <text:p>7.73837910153144e-05</text:p>
          </table:table-cell>
          <table:table-cell office:value-type="float" office:value="0.000261773044712394">
            <text:p>0.000261773</text:p>
          </table:table-cell>
          <table:table-cell office:value-type="float" office:value="267.69274290782">
            <text:p>267.6927429078</text:p>
          </table:table-cell>
        </table:table-row>
        <table:table-row table:style-name="ro1">
          <table:table-cell office:value-type="float" office:value="0.999998187277581">
            <text:p>0.9999981873</text:p>
          </table:table-cell>
          <table:table-cell table:style-name="ce3" office:value-type="string">
            <text:p>1.81272241875151e-06</text:p>
          </table:table-cell>
          <table:table-cell office:value-type="float" office:value="10.8074999999882">
            <text:p>10.8075</text:p>
          </table:table-cell>
          <table:table-cell office:value-type="float" office:value="5.00002247346708">
            <text:p>5.0000224735</text:p>
          </table:table-cell>
          <table:table-cell office:value-type="string">
            <text:p>6.74944222229615e-06</text:p>
          </table:table-cell>
          <table:table-cell office:value-type="float" office:value="-0.0508372242354633">
            <text:p>-0.0508372242</text:p>
          </table:table-cell>
          <table:table-cell office:value-type="float" office:value="0.000101235852223107">
            <text:p>0.0001012359</text:p>
          </table:table-cell>
          <table:table-cell office:value-type="float" office:value="0.000342459332702647">
            <text:p>0.0003424593</text:p>
          </table:table-cell>
          <table:table-cell office:value-type="float" office:value="233.075321517455">
            <text:p>233.0753215175</text:p>
          </table:table-cell>
        </table:table-row>
        <table:table-row table:style-name="ro1">
          <table:table-cell office:value-type="float" office:value="0.999997295735926">
            <text:p>0.9999972957</text:p>
          </table:table-cell>
          <table:table-cell table:style-name="ce3" office:value-type="string">
            <text:p>2.70426407426153e-06</text:p>
          </table:table-cell>
          <table:table-cell office:value-type="float" office:value="10.5388999999888">
            <text:p>10.5389</text:p>
          </table:table-cell>
          <table:table-cell office:value-type="float" office:value="5.00040052451877">
            <text:p>5.0004005245</text:p>
          </table:table-cell>
          <table:table-cell office:value-type="string">
            <text:p>6.75164337998105e-06</text:p>
          </table:table-cell>
          <table:table-cell office:value-type="float" office:value="-0.0508369609100054">
            <text:p>-0.0508369609</text:p>
          </table:table-cell>
          <table:table-cell office:value-type="float" office:value="0.000132439848942476">
            <text:p>0.0001324398</text:p>
          </table:table-cell>
          <table:table-cell office:value-type="float" office:value="0.000448015410152772">
            <text:p>0.0004480154</text:p>
          </table:table-cell>
          <table:table-cell office:value-type="float" office:value="225.079709782795">
            <text:p>225.0797097828</text:p>
          </table:table-cell>
        </table:table-row>
        <table:table-row table:style-name="ro1">
          <table:table-cell office:value-type="float" office:value="0.999995965712065">
            <text:p>0.9999959657</text:p>
          </table:table-cell>
          <table:table-cell table:style-name="ce3" office:value-type="string">
            <text:p>4.03428793492735e-06</text:p>
          </table:table-cell>
          <table:table-cell office:value-type="float" office:value="10.2701999999894">
            <text:p>10.2702</text:p>
          </table:table-cell>
          <table:table-cell office:value-type="float" office:value="5.00028015900605">
            <text:p>5.000280159</text:p>
          </table:table-cell>
          <table:table-cell office:value-type="string">
            <text:p>6.75094237482497e-06</text:p>
          </table:table-cell>
          <table:table-cell office:value-type="float" office:value="-0.050836568085888">
            <text:p>-0.0508365681</text:p>
          </table:table-cell>
          <table:table-cell office:value-type="float" office:value="0.00017326193085112">
            <text:p>0.0001732619</text:p>
          </table:table-cell>
          <table:table-cell office:value-type="float" office:value="0.000586106918664408">
            <text:p>0.0005861069</text:p>
          </table:table-cell>
          <table:table-cell office:value-type="float" office:value="217.632295739225">
            <text:p>217.6322957392</text:p>
          </table:table-cell>
        </table:table-row>
        <table:table-row table:style-name="ro1">
          <table:table-cell office:value-type="float" office:value="0.999993981549621">
            <text:p>0.9999939815</text:p>
          </table:table-cell>
          <table:table-cell table:style-name="ce3" office:value-type="string">
            <text:p>6.01845037872082e-06</text:p>
          </table:table-cell>
          <table:table-cell office:value-type="float" office:value="10.00149999999">
            <text:p>10.0015</text:p>
          </table:table-cell>
          <table:table-cell office:value-type="float" office:value="5.00016115819504">
            <text:p>5.0001611582</text:p>
          </table:table-cell>
          <table:table-cell office:value-type="string">
            <text:p>6.75024946854143e-06</text:p>
          </table:table-cell>
          <table:table-cell office:value-type="float" office:value="-0.0508359820854551">
            <text:p>-0.0508359821</text:p>
          </table:table-cell>
          <table:table-cell office:value-type="float" office:value="0.000226666710192538">
            <text:p>0.0002266667</text:p>
          </table:table-cell>
          <table:table-cell office:value-type="float" office:value="0.000766761993377638">
            <text:p>0.000766762</text:p>
          </table:table-cell>
          <table:table-cell office:value-type="float" office:value="210.368678600506">
            <text:p>210.3686786005</text:p>
          </table:table-cell>
        </table:table-row>
        <table:table-row table:style-name="ro1">
          <table:table-cell office:value-type="float" office:value="0.999991021527084">
            <text:p>0.9999910215</text:p>
          </table:table-cell>
          <table:table-cell table:style-name="ce3" office:value-type="string">
            <text:p>8.97847291650418e-06</text:p>
          </table:table-cell>
          <table:table-cell office:value-type="float" office:value="9.73279999999066">
            <text:p>9.7328</text:p>
          </table:table-cell>
          <table:table-cell office:value-type="float" office:value="5.00004419013383">
            <text:p>5.0000441901</text:p>
          </table:table-cell>
          <table:table-cell office:value-type="string">
            <text:p>6.74956853290673e-06</text:p>
          </table:table-cell>
          <table:table-cell office:value-type="float" office:value="-0.050835107927651">
            <text:p>-0.0508351079</text:p>
          </table:table-cell>
          <table:table-cell office:value-type="float" office:value="0.000296532643469269">
            <text:p>0.0002965326</text:p>
          </table:table-cell>
          <table:table-cell office:value-type="float" office:value="0.00100309960642498">
            <text:p>0.0010030996</text:p>
          </table:table-cell>
          <table:table-cell office:value-type="float" office:value="203.12915627831">
            <text:p>203.1291562783</text:p>
          </table:table-cell>
        </table:table-row>
        <table:table-row table:style-name="ro1">
          <table:table-cell office:value-type="float" office:value="0.999986605692356">
            <text:p>0.9999866057</text:p>
          </table:table-cell>
          <table:table-cell table:style-name="ce3" office:value-type="string">
            <text:p>1.33943076439442e-05</text:p>
          </table:table-cell>
          <table:table-cell office:value-type="float" office:value="9.46419999999128">
            <text:p>9.4642</text:p>
          </table:table-cell>
          <table:table-cell office:value-type="float" office:value="5.00042956981851">
            <text:p>5.0004295698</text:p>
          </table:table-cell>
          <table:table-cell office:value-type="string">
            <text:p>6.7518123883544e-06</text:p>
          </table:table-cell>
          <table:table-cell office:value-type="float" office:value="-0.0508338039490893">
            <text:p>-0.0508338039</text:p>
          </table:table-cell>
          <table:table-cell office:value-type="float" office:value="0.000387933673599873">
            <text:p>0.0003879337</text:p>
          </table:table-cell>
          <table:table-cell office:value-type="float" office:value="0.00131228181956013">
            <text:p>0.0013122818</text:p>
          </table:table-cell>
          <table:table-cell office:value-type="float" office:value="195.85427791524">
            <text:p>195.8542779152</text:p>
          </table:table-cell>
        </table:table-row>
        <table:table-row table:style-name="ro1">
          <table:table-cell office:value-type="float" office:value="0.999980018041049">
            <text:p>0.999980018</text:p>
          </table:table-cell>
          <table:table-cell table:style-name="ce3" office:value-type="string">
            <text:p>1.99819589510412e-05</text:p>
          </table:table-cell>
          <table:table-cell office:value-type="float" office:value="9.19549999999191">
            <text:p>9.1955</text:p>
          </table:table-cell>
          <table:table-cell office:value-type="float" office:value="5.0003201346226">
            <text:p>5.0003201346</text:p>
          </table:table-cell>
          <table:table-cell office:value-type="string">
            <text:p>6.75117483275451e-06</text:p>
          </table:table-cell>
          <table:table-cell office:value-type="float" office:value="-0.0508318588803936">
            <text:p>-0.0508318589</text:p>
          </table:table-cell>
          <table:table-cell office:value-type="float" office:value="0.000507508010628666">
            <text:p>0.000507508</text:p>
          </table:table-cell>
          <table:table-cell office:value-type="float" office:value="0.00171676034734767">
            <text:p>0.0017167603</text:p>
          </table:table-cell>
          <table:table-cell office:value-type="float" office:value="188.597648433268">
            <text:p>188.5976484333</text:p>
          </table:table-cell>
        </table:table-row>
        <table:table-row table:style-name="ro1">
          <table:table-cell office:value-type="float" office:value="0.99997019042013">
            <text:p>0.9999701904</text:p>
          </table:table-cell>
          <table:table-cell table:style-name="ce3" office:value-type="string">
            <text:p>2.98095798704173e-05</text:p>
          </table:table-cell>
          <table:table-cell office:value-type="float" office:value="8.92679999999253">
            <text:p>8.9268</text:p>
          </table:table-cell>
          <table:table-cell office:value-type="float" office:value="5.00021743141052">
            <text:p>5.0002174314</text:p>
          </table:table-cell>
          <table:table-cell office:value-type="string">
            <text:p>6.75057644270396e-06</text:p>
          </table:table-cell>
          <table:table-cell office:value-type="float" office:value="-0.0508289576884091">
            <text:p>-0.0508289577</text:p>
          </table:table-cell>
          <table:table-cell office:value-type="float" office:value="0.000663940114061339">
            <text:p>0.0006639401</text:p>
          </table:table-cell>
          <table:table-cell office:value-type="float" office:value="0.00224590515806793">
            <text:p>0.0022459052</text:p>
          </table:table-cell>
          <table:table-cell office:value-type="float" office:value="181.304240016728">
            <text:p>181.3042400167</text:p>
          </table:table-cell>
        </table:table-row>
        <table:table-row table:style-name="ro1">
          <table:table-cell office:value-type="float" office:value="0.999955529332523">
            <text:p>0.9999555293</text:p>
          </table:table-cell>
          <table:table-cell table:style-name="ce3" office:value-type="string">
            <text:p>4.44706674769986e-05</text:p>
          </table:table-cell>
          <table:table-cell office:value-type="float" office:value="8.65809999999316">
            <text:p>8.6581</text:p>
          </table:table-cell>
          <table:table-cell office:value-type="float" office:value="5.00012476232839">
            <text:p>5.0001247623</text:p>
          </table:table-cell>
          <table:table-cell office:value-type="string">
            <text:p>6.75003625804018e-06</text:p>
          </table:table-cell>
          <table:table-cell office:value-type="float" office:value="-0.0508246307038158">
            <text:p>-0.0508246307</text:p>
          </table:table-cell>
          <table:table-cell office:value-type="float" office:value="0.000868591924193312">
            <text:p>0.0008685919</text:p>
          </table:table-cell>
          <table:table-cell office:value-type="float" office:value="0.00293813619654966">
            <text:p>0.0029381362</text:p>
          </table:table-cell>
          <table:table-cell office:value-type="float" office:value="173.951349537499">
            <text:p>173.9513495375</text:p>
          </table:table-cell>
        </table:table-row>
        <table:table-row table:style-name="ro1">
          <table:table-cell office:value-type="float" office:value="0.999933657559937">
            <text:p>0.9999336576</text:p>
          </table:table-cell>
          <table:table-cell table:style-name="ce3" office:value-type="string">
            <text:p>6.63424400627789e-05</text:p>
          </table:table-cell>
          <table:table-cell office:value-type="float" office:value="8.38939999999379">
            <text:p>8.3894</text:p>
          </table:table-cell>
          <table:table-cell office:value-type="float" office:value="5.00004704839217">
            <text:p>5.0000470484</text:p>
          </table:table-cell>
          <table:table-cell office:value-type="string">
            <text:p>6.74958257827178e-06</text:p>
          </table:table-cell>
          <table:table-cell office:value-type="float" office:value="-0.0508181779075602">
            <text:p>-0.0508181779</text:p>
          </table:table-cell>
          <table:table-cell office:value-type="float" office:value="0.00113632867047743">
            <text:p>0.0011363287</text:p>
          </table:table-cell>
          <table:table-cell office:value-type="float" office:value="0.00384370989256738">
            <text:p>0.0038437099</text:p>
          </table:table-cell>
          <table:table-cell office:value-type="float" office:value="166.536824866802">
            <text:p>166.5368248668</text:p>
          </table:table-cell>
        </table:table-row>
        <table:table-row table:style-name="ro1">
          <table:table-cell office:value-type="float" office:value="0.999901028709413">
            <text:p>0.9999010287</text:p>
          </table:table-cell>
          <table:table-cell table:style-name="ce3" office:value-type="string">
            <text:p>9.89712905874393e-05</text:p>
          </table:table-cell>
          <table:table-cell office:value-type="float" office:value="8.12079999999441">
            <text:p>8.1208</text:p>
          </table:table-cell>
          <table:table-cell office:value-type="float" office:value="5.00049094499398">
            <text:p>5.000490945</text:p>
          </table:table-cell>
          <table:table-cell office:value-type="string">
            <text:p>6.75216485431535e-06</text:p>
          </table:table-cell>
          <table:table-cell office:value-type="float" office:value="-0.0508085563552903">
            <text:p>-0.0508085564</text:p>
          </table:table-cell>
          <table:table-cell office:value-type="float" office:value="0.00148659961689036">
            <text:p>0.0014865996</text:p>
          </table:table-cell>
          <table:table-cell office:value-type="float" office:value="0.00502836137701664">
            <text:p>0.0050283614</text:p>
          </table:table-cell>
          <table:table-cell office:value-type="float" office:value="159.09229688109">
            <text:p>159.0922968811</text:p>
          </table:table-cell>
        </table:table-row>
        <table:table-row table:style-name="ro1">
          <table:table-cell office:value-type="float" office:value="0.999852352184344">
            <text:p>0.9998523522</text:p>
          </table:table-cell>
          <table:table-cell office:value-type="float" office:value="0.000147647815655773">
            <text:p>0.0001476478</text:p>
          </table:table-cell>
          <table:table-cell office:value-type="float" office:value="7.85209999999504">
            <text:p>7.8521</text:p>
          </table:table-cell>
          <table:table-cell office:value-type="float" office:value="5.00046870875803">
            <text:p>5.0004687088</text:p>
          </table:table-cell>
          <table:table-cell office:value-type="string">
            <text:p>6.75203032711251e-06</text:p>
          </table:table-cell>
          <table:table-cell office:value-type="float" office:value="-0.0507942130196716">
            <text:p>-0.050794213</text:p>
          </table:table-cell>
          <table:table-cell office:value-type="float" office:value="0.00194485403655105">
            <text:p>0.001944854</text:p>
          </table:table-cell>
          <table:table-cell office:value-type="float" office:value="0.00657806764813299">
            <text:p>0.0065780676</text:p>
          </table:table-cell>
          <table:table-cell office:value-type="float" office:value="151.62947905474">
            <text:p>151.6294790547</text:p>
          </table:table-cell>
        </table:table-row>
        <table:table-row table:style-name="ro1">
          <table:table-cell office:value-type="float" office:value="0.999779735342052">
            <text:p>0.9997797353</text:p>
          </table:table-cell>
          <table:table-cell office:value-type="float" office:value="0.000220264657948067">
            <text:p>0.0002202647</text:p>
          </table:table-cell>
          <table:table-cell office:value-type="float" office:value="7.58339999999566">
            <text:p>7.5834</text:p>
          </table:table-cell>
          <table:table-cell office:value-type="float" office:value="5.00049590796118">
            <text:p>5.000495908</text:p>
          </table:table-cell>
          <table:table-cell office:value-type="string">
            <text:p>6.75217903407435e-06</text:p>
          </table:table-cell>
          <table:table-cell office:value-type="float" office:value="-0.0507728370543083">
            <text:p>-0.0507728371</text:p>
          </table:table-cell>
          <table:table-cell office:value-type="float" office:value="0.00254439364478914">
            <text:p>0.0025443936</text:p>
          </table:table-cell>
          <table:table-cell office:value-type="float" office:value="0.00860526169200932">
            <text:p>0.0086052617</text:p>
          </table:table-cell>
          <table:table-cell office:value-type="float" office:value="144.07275537072">
            <text:p>144.0727553707</text:p>
          </table:table-cell>
        </table:table-row>
        <table:table-row table:style-name="ro1">
          <table:table-cell office:value-type="float" office:value="0.999671403743256">
            <text:p>0.9996714037</text:p>
          </table:table-cell>
          <table:table-cell office:value-type="float" office:value="0.000328596256744433">
            <text:p>0.0003285963</text:p>
          </table:table-cell>
          <table:table-cell office:value-type="float" office:value="7.31459999999629">
            <text:p>7.3146</text:p>
          </table:table-cell>
          <table:table-cell office:value-type="float" office:value="5.00009734754201">
            <text:p>5.0000973475</text:p>
          </table:table-cell>
          <table:table-cell office:value-type="string">
            <text:p>6.74983906867858e-06</text:p>
          </table:table-cell>
          <table:table-cell office:value-type="float" office:value="-0.050740993597044">
            <text:p>-0.0507409936</text:p>
          </table:table-cell>
          <table:table-cell office:value-type="float" office:value="0.00332880260329647">
            <text:p>0.0033288026</text:p>
          </table:table-cell>
          <table:table-cell office:value-type="float" office:value="0.0112569506354421">
            <text:p>0.0112569506</text:p>
          </table:table-cell>
          <table:table-cell office:value-type="float" office:value="136.532493216531">
            <text:p>136.5324932165</text:p>
          </table:table-cell>
        </table:table-row>
        <table:table-row table:style-name="ro1">
          <table:table-cell office:value-type="float" office:value="0.999509791988636">
            <text:p>0.999509792</text:p>
          </table:table-cell>
          <table:table-cell office:value-type="float" office:value="0.000490208011363818">
            <text:p>0.000490208</text:p>
          </table:table-cell>
          <table:table-cell office:value-type="float" office:value="7.04589999999692">
            <text:p>7.0459</text:p>
          </table:table-cell>
          <table:table-cell office:value-type="float" office:value="5.00030754306405">
            <text:p>5.0003075431</text:p>
          </table:table-cell>
          <table:table-cell office:value-type="string">
            <text:p>6.75102577403696e-06</text:p>
          </table:table-cell>
          <table:table-cell office:value-type="float" office:value="-0.0506935844295514">
            <text:p>-0.0506935844</text:p>
          </table:table-cell>
          <table:table-cell office:value-type="float" office:value="0.00435513103449742">
            <text:p>0.004355131</text:p>
          </table:table-cell>
          <table:table-cell office:value-type="float" office:value="0.0147252856979395">
            <text:p>0.0147252857</text:p>
          </table:table-cell>
          <table:table-cell office:value-type="float" office:value="128.900882555808">
            <text:p>128.9008825558</text:p>
          </table:table-cell>
        </table:table-row>
        <table:table-row table:style-name="ro1">
          <table:table-cell office:value-type="float" office:value="0.999268695581666">
            <text:p>0.9992686956</text:p>
          </table:table-cell>
          <table:table-cell office:value-type="float" office:value="0.000731304418334156">
            <text:p>0.0007313044</text:p>
          </table:table-cell>
          <table:table-cell office:value-type="float" office:value="6.77709999999754">
            <text:p>6.7771</text:p>
          </table:table-cell>
          <table:table-cell office:value-type="float" office:value="5.00018103296849">
            <text:p>5.000181033</text:p>
          </table:table-cell>
          <table:table-cell office:value-type="string">
            <text:p>6.75021671310831e-06</text:p>
          </table:table-cell>
          <table:table-cell office:value-type="float" office:value="-0.0506230576085729">
            <text:p>-0.0506230576</text:p>
          </table:table-cell>
          <table:table-cell office:value-type="float" office:value="0.0056980806915518">
            <text:p>0.0056980807</text:p>
          </table:table-cell>
          <table:table-cell office:value-type="float" office:value="0.0192613324660553">
            <text:p>0.0192613325</text:p>
          </table:table-cell>
          <table:table-cell office:value-type="float" office:value="121.235582694128">
            <text:p>121.2355826941</text:p>
          </table:table-cell>
        </table:table-row>
        <table:table-row table:style-name="ro1">
          <table:table-cell office:value-type="float" office:value="0.998909022007235">
            <text:p>0.998909022</text:p>
          </table:table-cell>
          <table:table-cell office:value-type="float" office:value="0.00109097799276508">
            <text:p>0.001090978</text:p>
          </table:table-cell>
          <table:table-cell office:value-type="float" office:value="6.50829999999817">
            <text:p>6.5083</text:p>
          </table:table-cell>
          <table:table-cell office:value-type="float" office:value="5.00029593861063">
            <text:p>5.0002959386</text:p>
          </table:table-cell>
          <table:table-cell office:value-type="string">
            <text:p>6.75074434296495e-06</text:p>
          </table:table-cell>
          <table:table-cell office:value-type="float" office:value="-0.0505182572570742">
            <text:p>-0.0505182573</text:p>
          </table:table-cell>
          <table:table-cell office:value-type="float" office:value="0.0074555027014252">
            <text:p>0.0074555027</text:p>
          </table:table-cell>
          <table:table-cell office:value-type="float" office:value="0.0251929089864829">
            <text:p>0.025192909</text:p>
          </table:table-cell>
          <table:table-cell office:value-type="float" office:value="113.517364564021">
            <text:p>113.517364564</text:p>
          </table:table-cell>
        </table:table-row>
        <table:table-row table:style-name="ro1">
          <table:table-cell office:value-type="float" office:value="0.99837245208581">
            <text:p>0.9983724521</text:p>
          </table:table-cell>
          <table:table-cell office:value-type="float" office:value="0.00162754791419004">
            <text:p>0.0016275479</text:p>
          </table:table-cell>
          <table:table-cell office:value-type="float" office:value="6.2393999999988">
            <text:p>6.2394</text:p>
          </table:table-cell>
          <table:table-cell office:value-type="float" office:value="5.00026944478351">
            <text:p>5.0002694448</text:p>
          </table:table-cell>
          <table:table-cell office:value-type="string">
            <text:p>6.75031394866209e-06</text:p>
          </table:table-cell>
          <table:table-cell office:value-type="float" office:value="-0.0503627657616786">
            <text:p>-0.0503627658</text:p>
          </table:table-cell>
          <table:table-cell office:value-type="float" office:value="0.00975565462974772">
            <text:p>0.0097556546</text:p>
          </table:table-cell>
          <table:table-cell office:value-type="float" office:value="0.0329476509402758">
            <text:p>0.0329476509</text:p>
          </table:table-cell>
          <table:table-cell office:value-type="float" office:value="105.791464004129">
            <text:p>105.7914640041</text:p>
          </table:table-cell>
        </table:table-row>
        <table:table-row table:style-name="ro1">
          <table:table-cell office:value-type="float" office:value="0.997571983825017">
            <text:p>0.9975719838</text:p>
          </table:table-cell>
          <table:table-cell office:value-type="float" office:value="0.00242801617498324">
            <text:p>0.0024280162</text:p>
          </table:table-cell>
          <table:table-cell office:value-type="float" office:value="5.97039999999942">
            <text:p>5.9704</text:p>
          </table:table-cell>
          <table:table-cell office:value-type="float" office:value="5.0002734427971">
            <text:p>5.0002734428</text:p>
          </table:table-cell>
          <table:table-cell office:value-type="string">
            <text:p>6.74979795850944e-06</text:p>
          </table:table-cell>
          <table:table-cell office:value-type="float" office:value="-0.0501325463609608">
            <text:p>-0.0501325464</text:p>
          </table:table-cell>
          <table:table-cell office:value-type="float" office:value="0.0127667977932931">
            <text:p>0.0127667978</text:p>
          </table:table-cell>
          <table:table-cell office:value-type="float" office:value="0.04308257709058">
            <text:p>0.0430825771</text:p>
          </table:table-cell>
          <table:table-cell office:value-type="float" office:value="97.9851595801877">
            <text:p>97.9851595802</text:p>
          </table:table-cell>
        </table:table-row>
        <table:table-row table:style-name="ro1">
          <table:table-cell office:value-type="float" office:value="0.996377825503888">
            <text:p>0.9963778255</text:p>
          </table:table-cell>
          <table:table-cell office:value-type="float" office:value="0.00362217449611248">
            <text:p>0.0036221745</text:p>
          </table:table-cell>
          <table:table-cell office:value-type="float" office:value="5.70120000000005">
            <text:p>5.7012</text:p>
          </table:table-cell>
          <table:table-cell office:value-type="float" office:value="5.00006151717044">
            <text:p>5.0000615172</text:p>
          </table:table-cell>
          <table:table-cell office:value-type="string">
            <text:p>6.74751102097374e-06</text:p>
          </table:table-cell>
          <table:table-cell office:value-type="float" office:value="-0.0497926541802399">
            <text:p>-0.0497926542</text:p>
          </table:table-cell>
          <table:table-cell office:value-type="float" office:value="0.0167099691227439">
            <text:p>0.0167099691</text:p>
          </table:table-cell>
          <table:table-cell office:value-type="float" office:value="0.0563216217081172">
            <text:p>0.0563216217</text:p>
          </table:table-cell>
          <table:table-cell office:value-type="float" office:value="90.138256520058">
            <text:p>90.1382565201</text:p>
          </table:table-cell>
        </table:table-row>
        <table:table-row table:style-name="ro1">
          <table:table-cell office:value-type="float" office:value="0.994596350627533">
            <text:p>0.9945963506</text:p>
          </table:table-cell>
          <table:table-cell office:value-type="float" office:value="0.00540364937246693">
            <text:p>0.0054036494</text:p>
          </table:table-cell>
          <table:table-cell office:value-type="float" office:value="5.43180000000068">
            <text:p>5.4318</text:p>
          </table:table-cell>
          <table:table-cell office:value-type="float" office:value="5.00000459108891">
            <text:p>5.0000045911</text:p>
          </table:table-cell>
          <table:table-cell office:value-type="string">
            <text:p>6.74512119198149e-06</text:p>
          </table:table-cell>
          <table:table-cell office:value-type="float" office:value="-0.0492927723808118">
            <text:p>-0.0492927724</text:p>
          </table:table-cell>
          <table:table-cell office:value-type="float" office:value="0.0218760867198821">
            <text:p>0.0218760867</text:p>
          </table:table-cell>
          <table:table-cell office:value-type="float" office:value="0.0736023952517789">
            <text:p>0.0736023953</text:p>
          </table:table-cell>
          <table:table-cell office:value-type="float" office:value="82.2638832057368">
            <text:p>82.2638832057</text:p>
          </table:table-cell>
        </table:table-row>
        <table:table-row table:style-name="ro1">
          <table:table-cell office:value-type="float" office:value="0.99193870240876">
            <text:p>0.9919387024</text:p>
          </table:table-cell>
          <table:table-cell office:value-type="float" office:value="0.00806129759123991">
            <text:p>0.0080612976</text:p>
          </table:table-cell>
          <table:table-cell office:value-type="float" office:value="5.16210000000131">
            <text:p>5.1621</text:p>
          </table:table-cell>
          <table:table-cell office:value-type="float" office:value="5.00014537950959">
            <text:p>5.0001453795</text:p>
          </table:table-cell>
          <table:table-cell office:value-type="string">
            <text:p>6.74191378495065e-06</text:p>
          </table:table-cell>
          <table:table-cell office:value-type="float" office:value="-0.0485613997365956">
            <text:p>-0.0485613997</text:p>
          </table:table-cell>
          <table:table-cell office:value-type="float" office:value="0.0286491068138852">
            <text:p>0.0286491068</text:p>
          </table:table-cell>
          <table:table-cell office:value-type="float" office:value="0.0961327513695426">
            <text:p>0.0961327514</text:p>
          </table:table-cell>
          <table:table-cell office:value-type="float" office:value="74.3671115845209">
            <text:p>74.3671115845</text:p>
          </table:table-cell>
        </table:table-row>
        <table:table-row table:style-name="ro1">
          <table:table-cell office:value-type="float" office:value="0.987973957158352">
            <text:p>0.9879739572</text:p>
          </table:table-cell>
          <table:table-cell office:value-type="float" office:value="0.0120260428416478">
            <text:p>0.0120260428</text:p>
          </table:table-cell>
          <table:table-cell office:value-type="float" office:value="4.89190000000194">
            <text:p>4.8919</text:p>
          </table:table-cell>
          <table:table-cell office:value-type="float" office:value="5.0002742640907">
            <text:p>5.0002742641</text:p>
          </table:table-cell>
          <table:table-cell office:value-type="string">
            <text:p>6.73478187953577e-06</text:p>
          </table:table-cell>
          <table:table-cell office:value-type="float" office:value="-0.0474987708788438">
            <text:p>-0.0474987709</text:p>
          </table:table-cell>
          <table:table-cell office:value-type="float" office:value="0.0375377856396386">
            <text:p>0.0375377856</text:p>
          </table:table-cell>
          <table:table-cell office:value-type="float" office:value="0.125455468588932">
            <text:p>0.1254554686</text:p>
          </table:table-cell>
          <table:table-cell office:value-type="float" office:value="66.441324127147">
            <text:p>66.4413241271</text:p>
          </table:table-cell>
        </table:table-row>
        <table:table-row table:style-name="ro1">
          <table:table-cell office:value-type="float" office:value="0.982059252273938">
            <text:p>0.9820592523</text:p>
          </table:table-cell>
          <table:table-cell office:value-type="float" office:value="0.0179407477260622">
            <text:p>0.0179407477</text:p>
          </table:table-cell>
          <table:table-cell office:value-type="float" office:value="4.62090000000257">
            <text:p>4.6209</text:p>
          </table:table-cell>
          <table:table-cell office:value-type="float" office:value="5.0000375049543">
            <text:p>5.000037505</text:p>
          </table:table-cell>
          <table:table-cell office:value-type="string">
            <text:p>6.71796901723816e-06</text:p>
          </table:table-cell>
          <table:table-cell office:value-type="float" office:value="-0.0459692246341708">
            <text:p>-0.0459692246</text:p>
          </table:table-cell>
          <table:table-cell office:value-type="float" office:value="0.0492200318657021">
            <text:p>0.0492200319</text:p>
          </table:table-cell>
          <table:table-cell office:value-type="float" office:value="0.163514033742512">
            <text:p>0.1635140337</text:p>
          </table:table-cell>
          <table:table-cell office:value-type="float" office:value="58.5190948773382">
            <text:p>58.5190948773</text:p>
          </table:table-cell>
        </table:table-row>
        <table:table-row table:style-name="ro1">
          <table:table-cell office:value-type="float" office:value="0.973235549448109">
            <text:p>0.9732355494</text:p>
          </table:table-cell>
          <table:table-cell office:value-type="float" office:value="0.026764450551891">
            <text:p>0.0267644506</text:p>
          </table:table-cell>
          <table:table-cell office:value-type="float" office:value="4.3489000000032">
            <text:p>4.3489</text:p>
          </table:table-cell>
          <table:table-cell office:value-type="float" office:value="5.00009152447683">
            <text:p>5.0000915245</text:p>
          </table:table-cell>
          <table:table-cell office:value-type="string">
            <text:p>6.68800188819111e-06</text:p>
          </table:table-cell>
          <table:table-cell office:value-type="float" office:value="-0.0437950910510065">
            <text:p>-0.0437950911</text:p>
          </table:table-cell>
          <table:table-cell office:value-type="float" office:value="0.0646062720182149">
            <text:p>0.064606272</text:p>
          </table:table-cell>
          <table:table-cell office:value-type="float" office:value="0.212700296770453">
            <text:p>0.2127002968</text:p>
          </table:table-cell>
          <table:table-cell office:value-type="float" office:value="50.5912665758188">
            <text:p>50.5912665758</text:p>
          </table:table-cell>
        </table:table-row>
        <table:table-row table:style-name="ro1">
          <table:table-cell office:value-type="float" office:value="0.960072131647891">
            <text:p>0.9600721316</text:p>
          </table:table-cell>
          <table:table-cell office:value-type="float" office:value="0.0399278683521095">
            <text:p>0.0399278684</text:p>
          </table:table-cell>
          <table:table-cell office:value-type="float" office:value="4.07540000000384">
            <text:p>4.0754</text:p>
          </table:table-cell>
          <table:table-cell office:value-type="float" office:value="5.00033539056249">
            <text:p>5.0003353906</text:p>
          </table:table-cell>
          <table:table-cell office:value-type="string">
            <text:p>6.62995308377591e-06</text:p>
          </table:table-cell>
          <table:table-cell office:value-type="float" office:value="-0.0407568168942744">
            <text:p>-0.0407568169</text:p>
          </table:table-cell>
          <table:table-cell office:value-type="float" office:value="0.0849327925004278">
            <text:p>0.0849327925</text:p>
          </table:table-cell>
          <table:table-cell office:value-type="float" office:value="0.275838394957548">
            <text:p>0.275838395</text:p>
          </table:table-cell>
          <table:table-cell office:value-type="float" office:value="42.7549783576451">
            <text:p>42.7549783576</text:p>
          </table:table-cell>
        </table:table-row>
        <table:table-row table:style-name="ro1">
          <table:table-cell office:value-type="float" office:value="0.940434619868154">
            <text:p>0.9404346199</text:p>
          </table:table-cell>
          <table:table-cell office:value-type="float" office:value="0.0595653801318463">
            <text:p>0.0595653801</text:p>
          </table:table-cell>
          <table:table-cell office:value-type="float" office:value="3.79960000000359">
            <text:p>3.7996</text:p>
          </table:table-cell>
          <table:table-cell office:value-type="float" office:value="5.00027217827377">
            <text:p>5.0002721783</text:p>
          </table:table-cell>
          <table:table-cell office:value-type="string">
            <text:p>6.51289542767836e-06</text:p>
          </table:table-cell>
          <table:table-cell office:value-type="float" office:value="-0.0366089060958526">
            <text:p>-0.0366089061</text:p>
          </table:table-cell>
          <table:table-cell office:value-type="float" office:value="0.111904701047729">
            <text:p>0.111904701</text:p>
          </table:table-cell>
          <table:table-cell office:value-type="float" office:value="0.356001960629066">
            <text:p>0.3560019606</text:p>
          </table:table-cell>
          <table:table-cell office:value-type="float" office:value="34.9821887055234">
            <text:p>34.9821887055</text:p>
          </table:table-cell>
        </table:table-row>
        <table:table-row table:style-name="ro1">
          <table:table-cell office:value-type="float" office:value="0.911138894794921">
            <text:p>0.9111388948</text:p>
          </table:table-cell>
          <table:table-cell office:value-type="float" office:value="0.0888611052050787">
            <text:p>0.0888611052</text:p>
          </table:table-cell>
          <table:table-cell office:value-type="float" office:value="3.520500000003">
            <text:p>3.5205</text:p>
          </table:table-cell>
          <table:table-cell office:value-type="float" office:value="5.00015182139212">
            <text:p>5.0001518214</text:p>
          </table:table-cell>
          <table:table-cell office:value-type="string">
            <text:p>6.28392305744441e-06</text:p>
          </table:table-cell>
          <table:table-cell office:value-type="float" office:value="-0.0311296584314001">
            <text:p>-0.0311296584</text:p>
          </table:table-cell>
          <table:table-cell office:value-type="float" office:value="0.147927687328761">
            <text:p>0.1479276873</text:p>
          </table:table-cell>
          <table:table-cell office:value-type="float" office:value="0.45594189932485">
            <text:p>0.4559418993</text:p>
          </table:table-cell>
          <table:table-cell office:value-type="float" office:value="27.3739231509954">
            <text:p>27.373923151</text:p>
          </table:table-cell>
        </table:table-row>
        <table:table-row table:style-name="ro1">
          <table:table-cell office:value-type="float" office:value="0.867434808595364">
            <text:p>0.8674348086</text:p>
          </table:table-cell>
          <table:table-cell office:value-type="float" office:value="0.132565191404636">
            <text:p>0.1325651914</text:p>
          </table:table-cell>
          <table:table-cell office:value-type="float" office:value="3.23650000000241">
            <text:p>3.2365</text:p>
          </table:table-cell>
          <table:table-cell office:value-type="float" office:value="5.00037081440119">
            <text:p>5.0003708144</text:p>
          </table:table-cell>
          <table:table-cell office:value-type="string">
            <text:p>5.84334133355051e-06</text:p>
          </table:table-cell>
          <table:table-cell office:value-type="float" office:value="-0.024236108368172">
            <text:p>-0.0242361084</text:p>
          </table:table-cell>
          <table:table-cell office:value-type="float" office:value="0.196520617907742">
            <text:p>0.1965206179</text:p>
          </table:table-cell>
          <table:table-cell office:value-type="float" office:value="0.576660782269331">
            <text:p>0.5766607823</text:p>
          </table:table-cell>
          <table:table-cell office:value-type="float" office:value="20.0868733959514">
            <text:p>20.086873396</text:p>
          </table:table-cell>
        </table:table-row>
        <table:table-row table:style-name="ro1">
          <table:table-cell office:value-type="float" office:value="0.802235973415022">
            <text:p>0.8022359734</text:p>
          </table:table-cell>
          <table:table-cell office:value-type="float" office:value="0.197764026584978">
            <text:p>0.1977640266</text:p>
          </table:table-cell>
          <table:table-cell office:value-type="float" office:value="2.94440000000179">
            <text:p>2.9444</text:p>
          </table:table-cell>
          <table:table-cell office:value-type="float" office:value="5.0003924198654">
            <text:p>5.0003924199</text:p>
          </table:table-cell>
          <table:table-cell office:value-type="string">
            <text:p>5.01500895550991e-06</text:p>
          </table:table-cell>
          <table:table-cell office:value-type="float" office:value="-0.0162123374837736">
            <text:p>-0.0162123375</text:p>
          </table:table-cell>
          <table:table-cell office:value-type="float" office:value="0.263188807093876">
            <text:p>0.2631888071</text:p>
          </table:table-cell>
          <table:table-cell office:value-type="float" office:value="0.714241364514754">
            <text:p>0.7142413645</text:p>
          </table:table-cell>
          <table:table-cell office:value-type="float" office:value="13.2514891043186">
            <text:p>13.2514891043</text:p>
          </table:table-cell>
        </table:table-row>
        <table:table-row table:style-name="ro1">
          <table:table-cell office:value-type="float" office:value="0.704970740835546">
            <text:p>0.7049707408</text:p>
          </table:table-cell>
          <table:table-cell office:value-type="float" office:value="0.295029259164454">
            <text:p>0.2950292592</text:p>
          </table:table-cell>
          <table:table-cell office:value-type="float" office:value="2.63680000000114">
            <text:p>2.6368</text:p>
          </table:table-cell>
          <table:table-cell office:value-type="float" office:value="5.00025109962875">
            <text:p>5.0002510996</text:p>
          </table:table-cell>
          <table:table-cell office:value-type="string">
            <text:p>3.58367768791507e-06</text:p>
          </table:table-cell>
          <table:table-cell office:value-type="float" office:value="-0.00809237085340146">
            <text:p>-0.0080923709</text:p>
          </table:table-cell>
          <table:table-cell office:value-type="float" office:value="0.357967933113381">
            <text:p>0.3579679331</text:p>
          </table:table-cell>
          <table:table-cell office:value-type="float" office:value="0.853671272044165">
            <text:p>0.853671272</text:p>
          </table:table-cell>
          <table:table-cell office:value-type="float" office:value="7.18930910724418">
            <text:p>7.1893091072</text:p>
          </table:table-cell>
        </table:table-row>
        <table:table-row table:style-name="ro1">
          <table:table-cell office:value-type="float" office:value="0.559868064651659">
            <text:p>0.5598680647</text:p>
          </table:table-cell>
          <table:table-cell office:value-type="float" office:value="0.440131935348341">
            <text:p>0.4401319353</text:p>
          </table:table-cell>
          <table:table-cell office:value-type="float" office:value="2.2878000000004">
            <text:p>2.2878</text:p>
          </table:table-cell>
          <table:table-cell office:value-type="float" office:value="5.00040004713392">
            <text:p>5.0004000471</text:p>
          </table:table-cell>
          <table:table-cell office:value-type="string">
            <text:p>1.60175019001624e-06</text:p>
          </table:table-cell>
          <table:table-cell office:value-type="float" office:value="-0.00201661178694622">
            <text:p>-0.0020166118</text:p>
          </table:table-cell>
          <table:table-cell office:value-type="float" office:value="0.507488067153782">
            <text:p>0.5074880672</text:p>
          </table:table-cell>
          <table:table-cell office:value-type="float" office:value="0.961140728065746">
            <text:p>0.9611407281</text:p>
          </table:table-cell>
          <table:table-cell office:value-type="float" office:value="2.37999099814698">
            <text:p>2.3799909981</text:p>
          </table:table-cell>
        </table:table-row>
        <table:table-row table:style-name="ro1">
          <table:table-cell office:value-type="float" office:value="0.343400308626695">
            <text:p>0.3434003086</text:p>
          </table:table-cell>
          <table:table-cell office:value-type="float" office:value="0.656599691373305">
            <text:p>0.6565996914</text:p>
          </table:table-cell>
          <table:table-cell office:value-type="float" office:value="1.76029999999982">
            <text:p>1.7603</text:p>
          </table:table-cell>
          <table:table-cell office:value-type="float" office:value="5.00040108208333">
            <text:p>5.0004010821</text:p>
          </table:table-cell>
          <table:table-cell office:value-type="string">
            <text:p>1.39980824919568e-07</text:p>
          </table:table-cell>
          <table:table-cell table:style-name="ce3" office:value-type="string">
            <text:p>-3.86746820049361e-05</text:p>
          </table:table-cell>
          <table:table-cell office:value-type="float" office:value="0.860035273940174">
            <text:p>0.8600352739</text:p>
          </table:table-cell>
          <table:table-cell office:value-type="float" office:value="0.99906189579638">
            <text:p>0.9990618958</text:p>
          </table:table-cell>
          <table:table-cell office:value-type="float" office:value="0.10246970963418">
            <text:p>0.1024697096</text:p>
          </table:table-cell>
        </table:table-row>
        <table:table-row table:style-name="ro1">
          <table:table-cell office:value-type="float" office:value="0.0204683639456656">
            <text:p>0.0204683639</text:p>
          </table:table-cell>
          <table:table-cell office:value-type="float" office:value="0.979531636054334">
            <text:p>0.9795316361</text:p>
          </table:table-cell>
          <table:table-cell office:value-type="float" office:value="0">
            <text:p>0</text:p>
          </table:table-cell>
          <table:table-cell office:value-type="float" office:value="14.4424681784779">
            <text:p>14.4424681785</text:p>
          </table:table-cell>
          <table:table-cell office:value-type="string">
            <text:p>3.93011527712169e-69</text:p>
          </table:table-cell>
          <table:table-cell office:value-type="float" office:value="0">
            <text:p>0</text:p>
          </table:table-cell>
          <table:table-cell office:value-type="float" office:value="14.4424681784779">
            <text:p>14.4424681785</text:p>
          </table:table-cell>
          <table:table-cell office:value-type="float" office:value="1">
            <text:p>1</text:p>
          </table:table-cell>
          <table:table-cell table:style-name="ce3" office:value-type="string">
            <text:p>2.40498584092394e-06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0">03/10/2012</text:date>, <text:time>20:5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0T16:58:43</meta:creation-date>
    <dc:date>2012-03-10T20:58:41</dc:date>
    <meta:editing-duration>PT2H11M24S</meta:editing-duration>
    <meta:editing-cycles>3</meta:editing-cycles>
    <meta:generator>LibreOffice/3.4$Unix LibreOffice_project/340m1$Build-402</meta:generator>
    <meta:document-statistic meta:table-count="4" meta:cell-count="898" meta:object-count="0"/>
  </office:meta>
</office:document-meta>
</file>